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87583"/>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style style:name="P23" style:family="paragraph" style:parent-style-name="Text_20_body">
      <style:text-properties fo:font-weight="bold" style:font-weight-asian="bold" style:font-weight-complex="bold"/>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style style:name="P36" style:family="paragraph" style:parent-style-name="Text_20_body" style:list-style-name="L31">
      <style:text-properties officeooo:paragraph-rsid="00187583"/>
    </style:style>
    <style:style style:name="P37" style:family="paragraph" style:parent-style-name="Text_20_body" style:list-style-name="L32">
      <style:paragraph-properties fo:margin-top="0cm" fo:margin-bottom="0cm" style:contextual-spacing="false"/>
    </style:style>
    <style:style style:name="P38" style:family="paragraph" style:parent-style-name="Text_20_body" style:list-style-name="L33">
      <style:paragraph-properties fo:margin-top="0cm" fo:margin-bottom="0cm" style:contextual-spacing="false"/>
    </style:style>
    <style:style style:name="P39" style:family="paragraph" style:parent-style-name="Text_20_body" style:list-style-name="L34"/>
    <style:style style:name="P40" style:family="paragraph" style:parent-style-name="Text_20_body" style:list-style-name="L35">
      <style:paragraph-properties fo:margin-top="0cm" fo:margin-bottom="0cm" style:contextual-spacing="false"/>
    </style:style>
    <style:style style:name="P41" style:family="paragraph" style:parent-style-name="Text_20_body">
      <style:text-properties officeooo:paragraph-rsid="00187583"/>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style-asian="italic" style:font-style-complex="italic"/>
    </style:style>
    <style:style style:name="T6" style:family="text">
      <style:text-properties fo:font-variant="normal" fo:text-transform="none"/>
    </style:style>
    <style:style style:name="T7" style:family="text">
      <style:text-properties fo:font-variant="normal" fo:text-transform="none" fo:font-style="italic" style:font-style-asian="italic" style:font-style-complex="italic"/>
    </style:style>
    <style:style style:name="T8" style:family="text">
      <style:text-properties fo:font-variant="normal" fo:text-transform="none" style:text-position="0% 100%"/>
    </style:style>
    <style:style style:name="T9" style:family="text">
      <style:text-properties fo:font-variant="normal" fo:text-transform="none" style:text-position="0% 100%" fo:font-style="italic" style:font-style-asian="italic" style:font-style-complex="italic"/>
    </style:style>
    <style:style style:name="T10" style:family="text">
      <style:text-properties fo:font-variant="normal" fo:text-transform="none" style:text-position="0% 100%" fo:font-style="italic" style:text-underline-style="none" style:font-style-asian="italic" style:font-style-complex="italic"/>
    </style:style>
    <style:style style:name="T11" style:family="text">
      <style:text-properties fo:font-variant="normal" fo:text-transform="none" style:text-position="0% 100%" fo:font-style="italic" style:text-underline-style="none" fo:font-weight="normal" style:font-style-asian="italic" style:font-style-complex="italic"/>
    </style:style>
    <style:style style:name="T12" style:family="text">
      <style:text-properties fo:font-variant="normal" fo:text-transform="none" style:text-position="0% 100%" style:text-underline-style="none"/>
    </style:style>
    <style:style style:name="T13" style:family="text">
      <style:text-properties fo:font-variant="normal" fo:text-transform="none" style:text-position="0% 100%" style:text-underline-style="none" fo:font-weight="normal"/>
    </style:style>
    <style:style style:name="T14" style:family="text">
      <style:text-properties fo:font-variant="normal" fo:text-transform="none" style:text-position="0% 100%" fo:font-style="normal"/>
    </style:style>
    <style:style style:name="T15" style:family="text">
      <style:text-properties fo:font-variant="normal" fo:text-transform="none" style:text-position="0% 100%" fo:font-style="normal" style:text-underline-style="none"/>
    </style:style>
    <style:style style:name="T16"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4"><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5"><text:a xlink:type="simple" xlink:href="#research-questions-jan-2025" text:style-name="Internet_20_link" text:visited-style-name="Visited_20_Internet_20_Link"><text:span text:style-name="Definition">Research Questions Jan 2025</text:span></text:a></text:p>
            </text:list-item>
            <text:list-item>
              <text:p text:style-name="P5"><text:a xlink:type="simple" xlink:href="#introduction" text:style-name="Internet_20_link" text:visited-style-name="Visited_20_Internet_20_Link"><text:span text:style-name="Definition">Introduction</text:span></text:a></text:p>
              <text:list text:style-name="L3">
                <text:list-item>
                  <text:p text:style-name="P6"><text:a xlink:type="simple" xlink:href="#new-notes-on-structure-of-the-chapter" text:style-name="Internet_20_link" text:visited-style-name="Visited_20_Internet_20_Link"><text:span text:style-name="Definition">New Notes on structure of the chapter</text:span></text:a></text:p>
                </text:list-item>
                <text:list-item>
                  <text:p text:style-name="P6"><text:a xlink:type="simple" xlink:href="#old-notes-on-structure-of-the-chapter" text:style-name="Internet_20_link" text:visited-style-name="Visited_20_Internet_20_Link"><text:span text:style-name="Definition">Old Notes on structure of the chapter</text:span></text:a></text:p>
                </text:list-item>
              </text:list>
            </text:list-item>
            <text:list-item>
              <text:p text:style-name="P5"><text:a xlink:type="simple" xlink:href="#introduction-1" text:style-name="Internet_20_link" text:visited-style-name="Visited_20_Internet_20_Link"><text:span text:style-name="Definition">Introduction</text:span></text:a></text:p>
            </text:list-item>
            <text:list-item>
              <text:p text:style-name="P5"><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4">
                <text:list-item>
                  <text:p text:style-name="P7"><text:a xlink:type="simple" xlink:href="#exploration-of-findings-in-relation-to-chat-conceptions-of-abstraction" text:style-name="Internet_20_link" text:visited-style-name="Visited_20_Internet_20_Link"><text:span text:style-name="Definition">Exploration of findings in relation to CHAT conceptions of abstraction</text:span></text:a></text:p>
                </text:list-item>
                <text:list-item>
                  <text:p text:style-name="P7"><text:a xlink:type="simple" xlink:href="#exploration-of-gdps-as-mid-level-construct-in-relation-to-other-conceptions-of-abstraction-in-computing-education-research" text:style-name="Internet_20_link" text:visited-style-name="Visited_20_Internet_20_Link"><text:span text:style-name="Definition">Exploration of GDPs as mid-level construct in relation to other conceptions of abstraction in computing education research</text:span></text:a></text:p>
                  <text:list text:style-name="L5">
                    <text:list-item>
                      <text:p text:style-name="P8"><text:a xlink:type="simple" xlink:href="#design-patterns-as-a-intermediate-level-pedagogical-framework-compared-to-computational-thinking---the-hypothesis" text:style-name="Internet_20_link" text:visited-style-name="Visited_20_Internet_20_Link"><text:span text:style-name="Definition">Design patterns as a intermediate-level, pedagogical framework (compared to computational thinking) - THE HYPOTHESIS</text:span></text:a></text:p>
                    </text:list-item>
                    <text:list-item>
                      <text:p text:style-name="P8"><text:a xlink:type="simple" xlink:href="#defining-abstraction---recalling-definitions." text:style-name="Internet_20_link" text:visited-style-name="Visited_20_Internet_20_Link"><text:span text:style-name="Definition">Defining abstraction - recalling definitions.</text:span></text:a></text:p>
                    </text:list-item>
                    <text:list-item>
                      <text:p text:style-name="P8"><text:a xlink:type="simple" xlink:href="#computational-thinking" text:style-name="Internet_20_link" text:visited-style-name="Visited_20_Internet_20_Link"><text:span text:style-name="Definition">Computational thinking</text:span></text:a></text:p>
                    </text:list-item>
                    <text:list-item>
                      <text:p text:style-name="P8"><text:a xlink:type="simple" xlink:href="#epistemological-pluralism-and-bricolage-microworlds" text:style-name="Internet_20_link" text:visited-style-name="Visited_20_Internet_20_Link"><text:span text:style-name="Definition">epistemological pluralism and bricolage &amp; Microworlds</text:span></text:a></text:p>
                    </text:list-item>
                    <text:list-item>
                      <text:p text:style-name="P8"><text:a xlink:type="simple" xlink:href="#levels-of-abstraction" text:style-name="Internet_20_link" text:visited-style-name="Visited_20_Internet_20_Link"><text:span text:style-name="Definition">Levels of Abstraction</text:span></text:a></text:p>
                    </text:list-item>
                    <text:list-item>
                      <text:p text:style-name="P8"><text:a xlink:type="simple" xlink:href="#observations-on-abstract-concrete-dimensions-in-my-data---merge-with-below---or-be-clear-how-different-data-analysis" text:style-name="Internet_20_link" text:visited-style-name="Visited_20_Internet_20_Link"><text:span text:style-name="Definition">Observations on abstract / concrete dimensions in my data - MERGE WITH BELOW - OR BE CLEAR HOW DIFFERENT DATA / ANALYSIS</text:span></text:a></text:p>
                    </text:list-item>
                  </text:list>
                </text:list-item>
                <text:list-item>
                  <text:p text:style-name="P7"><text:a xlink:type="simple" xlink:href="#how-my-research-contributes-in-this-area---particularly-in-the-conception-of-different-pedagogies." text:style-name="Internet_20_link" text:visited-style-name="Visited_20_Internet_20_Link"><text:span text:style-name="Definition">How my research contributes in this area - particularly in the conception of different pedagogies.</text:span></text:a></text:p>
                  <text:list text:style-name="L6">
                    <text:list-item>
                      <text:p text:style-name="P9"><text:a xlink:type="simple" xlink:href="#comparing-my-pedagogical-framing-regarding-dimensions-of-abstract-concrete-with-existing-research" text:style-name="Internet_20_link" text:visited-style-name="Visited_20_Internet_20_Link"><text:span text:style-name="Definition">Comparing my pedagogical framing regarding dimensions of abstract/ concrete with existing research</text:span></text:a></text:p>
                    </text:list-item>
                  </text:list>
                </text:list-item>
                <text:list-item>
                  <text:p text:style-name="P7"><text:a xlink:type="simple" xlink:href="#link-to-next-section-and-signposting-final-discussion-section" text:style-name="Internet_20_link" text:visited-style-name="Visited_20_Internet_20_Link"><text:span text:style-name="Definition">Link to next section and signposting final discussion section</text:span></text:a></text:p>
                </text:list-item>
              </text:list>
            </text:list-item>
            <text:list-item>
              <text:p text:style-name="P5"><text:a xlink:type="simple" xlink:href="#part-two---agency" text:style-name="Internet_20_link" text:visited-style-name="Visited_20_Internet_20_Link"><text:span text:style-name="Definition">Part Two - Agency</text:span></text:a></text:p>
              <text:list text:style-name="L7">
                <text:list-item>
                  <text:p text:style-name="P10"><text:a xlink:type="simple" xlink:href="#a-affordances-mediation-tads" text:style-name="Internet_20_link" text:visited-style-name="Visited_20_Internet_20_Link"><text:span text:style-name="Definition">2.a Affordances, Mediation, TADS,</text:span></text:a></text:p>
                </text:list-item>
                <text:list-item>
                  <text:p text:style-name="P10"><text:a xlink:type="simple" xlink:href="#the-use-of-concepts-of-mediation-and-dual-stimulation-in-this-exploration-of-the-development-of-agency--" text:style-name="Internet_20_link" text:visited-style-name="Visited_20_Internet_20_Link"><text:span text:style-name="Definition">The use of concepts of mediation and dual stimulation in this exploration of the development of agency -</text:span></text:a></text:p>
                </text:list-item>
                <text:list-item>
                  <text:p text:style-name="P10"><text:a xlink:type="simple" xlink:href="#summary-of-examples-of-transformational-agency-and-instrumental-agency" text:style-name="Internet_20_link" text:visited-style-name="Visited_20_Internet_20_Link"><text:span text:style-name="Definition">Summary of examples of transformational agency and instrumental agency</text:span></text:a></text:p>
                </text:list-item>
                <text:list-item>
                  <text:p text:style-name="P10"><text:a xlink:type="simple" xlink:href="#designing-for-increased-instrumental-agency-and-then-for-ta" text:style-name="Internet_20_link" text:visited-style-name="Visited_20_Internet_20_Link"><text:span text:style-name="Definition">Designing for increased instrumental agency and then for TA?</text:span></text:a></text:p>
                </text:list-item>
                <text:list-item>
                  <text:p text:style-name="P10"><text:a xlink:type="simple" xlink:href="#dilemma-tension-for-the-facilitator-how-sketchy-to-make-the-design" text:style-name="Internet_20_link" text:visited-style-name="Visited_20_Internet_20_Link"><text:span text:style-name="Definition">Dilemma / Tension for the facilitator, how sketchy to make the design?</text:span></text:a></text:p>
                  <text:list text:style-name="L8">
                    <text:list-item>
                      <text:p text:style-name="P11"><text:a xlink:type="simple" xlink:href="#danger-of-designing-away-the-possibility-for-transformational-agency" text:style-name="Internet_20_link" text:visited-style-name="Visited_20_Internet_20_Link"><text:span text:style-name="Definition">Danger of designing away the possibility for transformational agency</text:span></text:a></text:p>
                    </text:list-item>
                  </text:list>
                </text:list-item>
                <text:list-item>
                  <text:p text:style-name="P10"><text:a xlink:type="simple" xlink:href="#b---emergent-activities-in-emergent-cultural-context---tas-3rd-spaces-col-fok-idiocultures-etc." text:style-name="Internet_20_link" text:visited-style-name="Visited_20_Internet_20_Link"><text:span text:style-name="Definition">2b - Emergent activities in emergent cultural context - TAS, 3rd Spaces, Col, Fok, idiocultures etc.</text:span></text:a></text:p>
                </text:list-item>
                <text:list-item>
                  <text:p text:style-name="P10"><text:a xlink:type="simple" xlink:href="#intro-to-this-section---space-place-related-conceptions-of-agency" text:style-name="Internet_20_link" text:visited-style-name="Visited_20_Internet_20_Link"><text:soft-page-break/><text:span text:style-name="Definition">Intro to this section - space / place related conceptions of agency</text:span></text:a></text:p>
                  <text:list text:style-name="L9">
                    <text:list-item>
                      <text:p text:style-name="P12"><text:a xlink:type="simple" xlink:href="#discussion-on-the-role-of-playtesting-in-particular-as-a-suitable-medium-third-space" text:style-name="Internet_20_link" text:visited-style-name="Visited_20_Internet_20_Link"><text:span text:style-name="Definition">Discussion on the role of playtesting in particular as a suitable medium (third space)</text:span></text:a></text:p>
                    </text:list-item>
                    <text:list-item>
                      <text:p text:style-name="P12"><text:a xlink:type="simple" xlink:href="#further-observations-on-repertoires-playtesting-space-based-understandings" text:style-name="Internet_20_link" text:visited-style-name="Visited_20_Internet_20_Link"><text:span text:style-name="Definition">Further Observations on repertoires playtesting / space based understandings</text:span></text:a></text:p>
                    </text:list-item>
                    <text:list-item>
                      <text:p text:style-name="P12"><text:a xlink:type="simple" xlink:href="#use-of-gdps-in-supporting-playtesting-including-player-types-and-side-missions" text:style-name="Internet_20_link" text:visited-style-name="Visited_20_Internet_20_Link"><text:span text:style-name="Definition">Use of GDPs in supporting Playtesting (including player types and side missions)</text:span></text:a></text:p>
                    </text:list-item>
                  </text:list>
                </text:list-item>
                <text:list-item>
                  <text:p text:style-name="P10"><text:a xlink:type="simple" xlink:href="#metaphors-of-harbours-and-playgrounds-as-a-way-to-explore-conceptions-of-relational-agency" text:style-name="Internet_20_link" text:visited-style-name="Visited_20_Internet_20_Link"><text:span text:style-name="Definition">Metaphors of harbours and playgrounds as a way to explore conceptions of (relational) agency</text:span></text:a></text:p>
                  <text:list text:style-name="L10">
                    <text:list-item>
                      <text:p text:style-name="P13"><text:a xlink:type="simple" xlink:href="#utility-of-metaphors-of-space" text:style-name="Internet_20_link" text:visited-style-name="Visited_20_Internet_20_Link"><text:span text:style-name="Definition">Utility of metaphors of space</text:span></text:a></text:p>
                    </text:list-item>
                    <text:list-item>
                      <text:p text:style-name="P13"><text:a xlink:type="simple" xlink:href="#harbours---authentic-and-restrictive" text:style-name="Internet_20_link" text:visited-style-name="Visited_20_Internet_20_Link"><text:span text:style-name="Definition">Harbours - authentic and restrictive</text:span></text:a></text:p>
                    </text:list-item>
                    <text:list-item>
                      <text:p text:style-name="P13"><text:a xlink:type="simple" xlink:href="#playgrounds-sandboxes-and-play-spaces" text:style-name="Internet_20_link" text:visited-style-name="Visited_20_Internet_20_Link"><text:span text:style-name="Definition">Playgrounds, sandboxes and play spaces</text:span></text:a></text:p>
                    </text:list-item>
                  </text:list>
                </text:list-item>
                <text:list-item>
                  <text:p text:style-name="P10"><text:a xlink:type="simple" xlink:href="#a-complex-view-of-agency-and-repertoires-development-within-idiocultures-3rd-spaces" text:style-name="Internet_20_link" text:visited-style-name="Visited_20_Internet_20_Link"><text:span text:style-name="Definition">A complex view of agency and repertoires development within Idiocultures / 3rd spaces</text:span></text:a></text:p>
                  <text:list text:style-name="L11">
                    <text:list-item>
                      <text:p text:style-name="P14"><text:a xlink:type="simple" xlink:href="#the-importance-of-identity-development-in-the-designs" text:style-name="Internet_20_link" text:visited-style-name="Visited_20_Internet_20_Link"><text:span text:style-name="Definition">The importance of identity development in the designs</text:span></text:a></text:p>
                    </text:list-item>
                    <text:list-item>
                      <text:p text:style-name="P14"><text:a xlink:type="simple" xlink:href="#relational-agency-in-response-to-a-series-of-stimuli-participant-identity" text:style-name="Internet_20_link" text:visited-style-name="Visited_20_Internet_20_Link"><text:span text:style-name="Definition">Relational Agency in response to a series of stimuli participant identity</text:span></text:a></text:p>
                    </text:list-item>
                  </text:list>
                </text:list-item>
                <text:list-item>
                  <text:p text:style-name="P10"><text:a xlink:type="simple" xlink:href="#discussion-on-what-are-we-really-designing-for-here" text:style-name="Internet_20_link" text:visited-style-name="Visited_20_Internet_20_Link"><text:span text:style-name="Definition">Discussion on what are we really designing for here?</text:span></text:a></text:p>
                  <text:list text:style-name="L12">
                    <text:list-item>
                      <text:p text:style-name="P15"><text:a xlink:type="simple" xlink:href="#returning-to-transformational-agency-here-and-how-it-different-from-conceptions-of-developing-repertoires-of-practice" text:style-name="Internet_20_link" text:visited-style-name="Visited_20_Internet_20_Link"><text:span text:style-name="Definition">Returning to transformational agency here and how it different from conceptions of developing repertoires of practice</text:span></text:a></text:p>
                    </text:list-item>
                    <text:list-item>
                      <text:p text:style-name="P15"><text:a xlink:type="simple" xlink:href="#for-transformational-agency-fluidity-of-practice-of-participants-for-characteristics-of-an-emerging-inclusive-ideoculture" text:style-name="Internet_20_link" text:visited-style-name="Visited_20_Internet_20_Link"><text:span text:style-name="Definition">for Transformational agency, fluidity of practice of participants for characteristics of an emerging inclusive, ideoculture</text:span></text:a></text:p>
                    </text:list-item>
                  </text:list>
                </text:list-item>
              </text:list>
            </text:list-item>
            <text:list-item>
              <text:p text:style-name="P5"><text:a xlink:type="simple" xlink:href="#part-three-synthesis-in-relation-to-issues-of-inclusive-pedagogy-udl-umc-moe-pbl." text:style-name="Internet_20_link" text:visited-style-name="Visited_20_Internet_20_Link"><text:span text:style-name="Definition">Part Three : Synthesis in relation to Issues of inclusive pedagogy UDL, UMC, MOE, PBL.</text:span></text:a></text:p>
              <text:list text:style-name="L13">
                <text:list-item>
                  <text:p text:style-name="P16"><text:a xlink:type="simple" xlink:href="#the-interaction-of-flexible-deign-practices-the-collection-of-game-design-patterns-stepwise-scaffolding-of-learning-environments-and-new-understandings-of-agency." text:style-name="Internet_20_link" text:visited-style-name="Visited_20_Internet_20_Link"><text:span text:style-name="Definition">The interaction of flexible deign practices, the collection of Game Design Patterns, stepwise scaffolding of learning environments and new understandings of agency.</text:span></text:a></text:p>
                  <text:list text:style-name="L14">
                    <text:list-item>
                      <text:p text:style-name="P17"><text:a xlink:type="simple" xlink:href="#summary-of-observations-contributions-of-novel-aspect-of-the-learning-design-perhaps-merge-with-below" text:style-name="Internet_20_link" text:visited-style-name="Visited_20_Internet_20_Link"><text:span text:style-name="Definition">Summary of observations contributions of novel aspect of the learning design (PERHAPS MERGE WITH BELOW)</text:span></text:a></text:p>
                    </text:list-item>
                    <text:list-item>
                      <text:p text:style-name="P17"><text:a xlink:type="simple" xlink:href="#synthesis-of-characteristics-and-analysis-in-relation-to-what-they-contribute-to-existing-frameworks" text:style-name="Internet_20_link" text:visited-style-name="Visited_20_Internet_20_Link"><text:span text:style-name="Definition">Synthesis of Characteristics and Analysis in relation to what they contribute to existing frameworks</text:span></text:a></text:p>
                    </text:list-item>
                  </text:list>
                </text:list-item>
                <text:list-item>
                  <text:p text:style-name="P16"><text:a xlink:type="simple" xlink:href="#addressing-the-nature-of-my-contribution-to-research-landscape" text:style-name="Internet_20_link" text:visited-style-name="Visited_20_Internet_20_Link"><text:span text:style-name="Definition">Addressing the nature of my contribution to research landscape</text:span></text:a></text:p>
                  <text:list text:style-name="L15">
                    <text:list-item>
                      <text:p text:style-name="P18"><text:a xlink:type="simple" xlink:href="#questions-and-conceptual-challenges-to-dissemination---move-perhaps-to-next-chapter" text:style-name="Internet_20_link" text:visited-style-name="Visited_20_Internet_20_Link"><text:span text:style-name="Definition">Questions and Conceptual challenges to dissemination - MOVE PERHAPS TO NEXT CHAPTER?</text:span></text:a></text:p>
                    </text:list-item>
                    <text:list-item>
                      <text:p text:style-name="P18"><text:a xlink:type="simple" xlink:href="#playground-sandbox" text:style-name="Internet_20_link" text:visited-style-name="Visited_20_Internet_20_Link"><text:span text:style-name="Definition">Playground / Sandbox</text:span></text:a></text:p>
                    </text:list-item>
                  </text:list>
                </text:list-item>
              </text:list>
            </text:list-item>
            <text:list-item>
              <text:p text:style-name="P5"><text:a xlink:type="simple" xlink:href="#conclusion" text:style-name="Internet_20_link" text:visited-style-name="Visited_20_Internet_20_Link"><text:span text:style-name="Definition">Conclusion</text:span></text:a></text:p>
            </text:list-item>
            <text:list-item>
              <text:p text:style-name="P5"><text:a xlink:type="simple" xlink:href="#to-move-or-drop-from-chapter" text:style-name="Internet_20_link" text:visited-style-name="Visited_20_Internet_20_Link"><text:span text:style-name="Definition">TO MOVE OR DROP FROM CHAPTER</text:span></text:a></text:p>
              <text:list text:style-name="L16">
                <text:list-item>
                  <text:p text:style-name="P19"><text:a xlink:type="simple" xlink:href="#on-planned-and-emergent-activity" text:style-name="Internet_20_link" text:visited-style-name="Visited_20_Internet_20_Link"><text:span text:style-name="Definition">On planned and emergent activity)</text:span></text:a></text:p>
                </text:list-item>
              </text:list>
            </text:list-item>
            <text:list-item>
              <text:p text:style-name="P5"><text:a xlink:type="simple" xlink:href="#notes---moved-to-the-end-for-review" text:style-name="Internet_20_link" text:visited-style-name="Visited_20_Internet_20_Link"><text:span text:style-name="Definition">Notes - MOVED TO THE END FOR REVIEW</text:span></text:a></text:p>
              <text:list text:style-name="L17">
                <text:list-item>
                  <text:p text:style-name="P20"><text:a xlink:type="simple" xlink:href="#on-fluency" text:style-name="Internet_20_link" text:visited-style-name="Visited_20_Internet_20_Link"><text:span text:style-name="Definition">On Fluency</text:span></text:a></text:p>
                </text:list-item>
                <text:list-item>
                  <text:p text:style-name="P20"><text:a xlink:type="simple" xlink:href="#removed-in-december---perhaps-rehome" text:style-name="Internet_20_link" text:visited-style-name="Visited_20_Internet_20_Link"><text:span text:style-name="Definition">Removed in December - perhaps rehome</text:span></text:a></text:p>
                </text:list-item>
              </text:list>
            </text:list-item>
            <text:list-item>
              <text:p text:style-name="P5"><text:a xlink:type="simple" xlink:href="#removed-in-jan---find-home" text:style-name="Internet_20_link" text:visited-style-name="Visited_20_Internet_20_Link"><text:span text:style-name="Definition">Removed in Jan - find home</text:span></text:a></text:p>
              <text:list text:style-name="L18">
                <text:list-item>
                  <text:p text:style-name="P21"><text:a xlink:type="simple" xlink:href="#community-concepts-and-norming-behaviour-emerging-during-playtesting" text:style-name="Internet_20_link" text:visited-style-name="Visited_20_Internet_20_Link"><text:span text:style-name="Definition">Community concepts and norming behaviour emerging during playtesting</text:span></text:a></text:p>
                </text:list-item>
                <text:list-item>
                  <text:p text:style-name="P21"><text:a xlink:type="simple" xlink:href="#moe" text:style-name="Internet_20_link" text:visited-style-name="Visited_20_Internet_20_Link"><text:span text:style-name="Definition">MoE</text:span></text:a></text:p>
                </text:list-item>
                <text:list-item>
                  <text:p text:style-name="P21"><text:a xlink:type="simple" xlink:href="#affordances-as-points-on-a-climbing-wall-to-support-understandings-of-instrumental-agency---move" text:style-name="Internet_20_link" text:visited-style-name="Visited_20_Internet_20_Link"><text:span text:style-name="Definition">Affordances as points on a climbing wall to support understandings of instrumental agency - MOVE</text:span></text:a></text:p>
                </text:list-item>
                <text:list-item>
                  <text:p text:style-name="P21"><text:a xlink:type="simple" xlink:href="#exploring-transformative-agency-using-the-metaphor-of-kedging-anchors" text:style-name="Internet_20_link" text:visited-style-name="Visited_20_Internet_20_Link"><text:soft-page-break/><text:span text:style-name="Definition">Exploring transformative agency using the metaphor of Kedging anchors</text:span></text:a> # Seeding and Nurturing Community Game Making Practices to Facilitate Learner Agency</text:p>
                </text:list-item>
              </text:list>
            </text:list-item>
          </text:list>
        </text:list-item>
      </text:list>
      <text:h text:style-name="Heading_20_2" text:outline-level="2"><text:bookmark-start text:name="research-questions-jan-2025"/>Research Questions Jan 2025<text:bookmark-end text:name="research-questions-jan-2025"/></text:h>
      <text:p text:style-name="Preformatted_20_Text">1. What contradictions arose in participation in this research’s game coding processes and how were they addressed?</text:p>
      <text:p text:style-name="Preformatted_20_Text">2. How does CHAT theory help us understand how game design patterns <text:s/>can be used in an evolving community of novice game makers?</text:p>
      <text:p text:style-name="Preformatted_20_Text">3. How can learners build agency in an evolving community of game makers? REVISE</text:p>
      <text:h text:style-name="Heading_20_2" text:outline-level="2"><text:bookmark-start text:name="introduction"/>Introduction<text:bookmark-end text:name="introduction"/></text:h>
      <text:h text:style-name="Heading_20_3" text:outline-level="3"><text:bookmark-start text:name="new-notes-on-structure-of-the-chapter"/>New Notes on structure of the chapter<text:bookmark-end text:name="new-notes-on-structure-of-the-chapter"/></text:h>
      <text:p text:style-name="First_20_paragraph">This chapter will discuss the uses of GDPs outlined in the previous chapter in relation to</text:p>
      <text:list text:style-name="L19">
        <text:list-item>
          <text:p text:style-name="P22">Rising to concrete ; Conceptions of abstract and concrete present in computing and digital making research: ultimately, proposing design patterns as a intermediate-level, pedagogical framework compared to computational thinking.</text:p>
        </text:list-item>
        <text:list-item>
          <text:p text:style-name="P22">Socio cultural understandings of mediation and agency via TADS theory, particularly in relation to the abstract and concrete.</text:p>
        </text:list-item>
        <text:list-item>
          <text:p text:style-name="P22">TAS, 3rd Spaces, Col, Fok, idiocultures etc.</text:p>
        </text:list-item>
        <text:list-item>
          <text:p text:style-name="P22">Synthesis in relation to Issues of inclusive pedagogy. UDL, UMC, MOE. This underline the entire motivation and design of the study. Returning therefore to a fundamental point of the study to explore how this help diverse learners in a challenging area to learn.</text:p>
        </text:list-item>
      </text:list>
      <text:p text:style-name="First_20_paragraph">To do this chapter continues to explore the context of the study’s emergent cultural and community activity, deepens discussion on interpersonal activity and implications for dimensions of tool use on learner agency in a way which at times addresses wider aspects of the learning design than GDPs.</text:p>
      <text:p text:style-name="P23">To drop / change / move</text:p>
      <text:list text:style-name="L20">
        <text:list-item>
          <text:p text:style-name="P24">impact of side missions / maker types: keep some elements, importance of identity given Gutierrez’s focus.</text:p>
        </text:list-item>
      </text:list>
      <text:h text:style-name="Heading_20_3" text:outline-level="3"><text:bookmark-start text:name="old-notes-on-structure-of-the-chapter"/>Old Notes on structure of the chapter<text:bookmark-end text:name="old-notes-on-structure-of-the-chapter"/></text:h>
      <text:p text:style-name="First_20_paragraph">Following Chapter 6’s presentation findings on how participants use GDPs, this chapter contains further discussion on this use GDPs , particularly in reference to the building of agency?</text:p>
      <text:p text:style-name="Text_20_body">To do so at time the focus is widened to include discussion on the evolving setting of use - in particular playtesting and the design processes involved.</text:p>
      <text:p text:style-name="Text_20_body"><text:soft-page-break/>The chapter contains a discussion on wider concerns of designing for learner agency. Here I synthesise analysis on processes which support learners to develop agency in this game making community (and the role of different levels of authenticity?)</text:p>
      <text:p text:style-name="Text_20_body">The lens of inclusion and the alignment with UDL is also relevant within an analysis of the discussion of concrete and abstract frameworks.</text:p>
      <text:p text:style-name="Text_20_body">Additionally, because of the relevance of x and y in the process,</text:p>
      <text:p text:style-name="Text_20_body">The role of the emerging culture and identity of the idioculture is developed in this chapter in the following ways:</text:p>
      <text:list text:style-name="L21">
        <text:list-item>
          <text:p text:style-name="P25">playtesting as a social process; play testing and embodied participation in the games of others - community concepts and norming behaviour emerging during playtesting</text:p>
        </text:list-item>
        <text:list-item>
          <text:p text:style-name="P25">the impact / if any of the social missions and player types to help the development of learner identities.</text:p>
        </text:list-item>
        <text:list-item>
          <text:p text:style-name="P25">the emergence and nurturing of flexible and complex design behaviours (beyond player types)</text:p>
        </text:list-item>
      </text:list>
      <text:p text:style-name="First_20_paragraph">Some sections here including discussion on element of the introduced side missions explore how facilitators can encourage emergent processes as part of an introduced design. This discussion chapter uses this conceptual spectrum as a way to explore an analysis of different aspects of agency aand inclusive pedagogies.</text:p>
      <text:h text:style-name="Heading_20_2" text:outline-level="2"><text:bookmark-start text:name="introduction-1"/>Introduction<text:bookmark-end text:name="introduction-1"/></text:h>
      <text:p text:style-name="First_20_paragraph">The previous chapters have explored both designed and fortuitous changes to the learning design that become adopted by the community.</text:p>
      <text:list text:style-name="L22">
        <text:list-item>
          <text:p text:style-name="P26">Rising to concrete ; Conceptions of abstract and concrete present in computing and digital making research: ultimately, proposing design patterns as a intermediate-level, pedagogical framework compared to computational thinking.</text:p>
        </text:list-item>
      </text:list>
      <text:list text:style-name="L23">
        <text:list-item>
          <text:p text:style-name="P27">Socio cultural understandings of mediation and agency</text:p>
        </text:list-item>
      </text:list>
      <text:p text:style-name="First_20_paragraph">2.a via mediation and agency via TADS theory,</text:p>
      <text:p text:style-name="Text_20_body">2.b TAS, 3rd Spaces, Col, Fok, idiocultures etc.</text:p>
      <text:list text:style-name="L24">
        <text:list-item>
          <text:p text:style-name="P28">Synthesis in relation to Issues of inclusive pedagogy. UDL, UMC, MOE. This underline the entire motivation and design of the study. Returning therefore to a fundamental point of the study to explore how this help diverse learners in a challenging area to learn. Ending by suggesting UDL as a helpful framework,</text:p>
        </text:list-item>
      </text:list>
      <text:list text:style-name="L25">
        <text:list-item>
          <text:p text:style-name="P29">explore potential implications for facilitators and researchers on how to design for inclusion and agency - e.g. use of GDP collection as an intermediate pedagogical construct.</text:p>
        </text:list-item>
      </text:list>
      <text:p text:style-name="First_20_paragraph">To do this chapter continues to explore the context of the study’s emergent cultural and community activity, deepens discussion on interpersonal activity and implications for dimensions <text:soft-page-break/>of tool use on learner agency in a way which at times addresses wider aspects of the learning design than GDPs.</text:p>
      <text:p text:style-name="Text_20_body">This section takes a step back to explore the wider perspectives of the findings beyond the immediate context to digital making and project based approaches and understandings of design patterns in educational contexts.</text:p>
      <text:p text:style-name="P23">more intro material</text:p>
      <text:p text:style-name="Text_20_body">An underlying proposal of this thesis is the development of learner agency can be facilitated by designing effective learning environments. To do this I draw on key forms of developmental agency explored in Chapter 3.</text:p>
      <text:p text:style-name="Text_20_body">This section synthesises findings learner agency in relation to existing conceptions of agency in other research.</text:p>
      <text:p text:style-name="Text_20_body">This section explores these academic conceptions in a playful way using relatable metaphors from related research. The aim of this playful/relatable approach is to aid the situation of later recommendations for researchers and educators working in this area in an accessible way.</text:p>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6">
        <text:list-item>
          <text:p text:style-name="P30">Recap, GDPs as a Germ cell, Exploring CHAT concepts of abstraction<text:line-break/></text:p>
        </text:list-item>
        <text:list-item>
          <text:p text:style-name="P30">Locating TADS in this perspective, via 3GAT concept of expansion via double stimulation and TADS</text:p>
        </text:list-item>
        <text:list-item>
          <text:p text:style-name="P30">Papert - pluralism &amp; the concrete</text:p>
        </text:list-item>
        <text:list-item>
          <text:p text:style-name="P30">then Waite Levels of abstraction - &amp; observations</text:p>
        </text:list-item>
        <text:list-item>
          <text:p text:style-name="P30">Then begin practical use of this take - tinkering pedagogy</text:p>
        </text:list-item>
      </text:list>
      <text:p text:style-name="First_20_paragraph">In chapter two I described the characteristics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The previous chapter began to explore, through the lens of personal appropriation, to variety of abstract concepts and more concrete applications suitable for development via this learning design. This investigation has provoked careful reflection of abstract-concrete dimensions of emerging knowledge happening in the game making and digital making more generally.</text:p>
      <text:p text:style-name="Text_20_body">There are two main aspects of this. Firstly, the research process and the evolving design involve a process of rising to the concrete, identifying an abstraction of interest and then different concrete instantiations of it. Secondly, the abstract concrete tension runs as a theme through the literature of this domain. This section addresses both aspects.</text:p>
      <text:p text:style-name="Text_20_body">This section ends by unifying these threads with an proposal of GDPs as a mid-level construct, demonstrating their utility for both educational designers and researchers.</text:p>
      <text:h text:style-name="Heading_20_3" text:outline-level="3"><text:bookmark-start text:name="exploration-of-findings-in-relation-to-chat-conceptions-of-abstraction"/><text:soft-page-break/>Exploration of findings in relation to CHAT conceptions of abstraction<text:bookmark-end text:name="exploration-of-findings-in-relation-to-chat-conceptions-of-abstraction"/></text:h>
      <text:p text:style-name="First_20_paragraph">WHY IMPORTANT? LINK BACK HERE?</text:p>
      <text:p text:style-name="Text_20_body">To start, let us consider the nature of the abstraction of gameplay design patterns via Sannino’ <text:reference-mark-start text:name="ZOTERO_ITEM CSL_CITATION {&quot;citationID&quot;:&quot;kuuxfith&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UvgeQ2VGh0"/>(2011)<text:reference-mark-end text:name="ZOTERO_ITEM CSL_CITATION {&quot;citationID&quot;:&quot;kuuxfith&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UvgeQ2VGh0"/> distinction between empirical and theoretical abstraction.</text:p>
      <text:p text:style-name="Preformatted_20_Text">"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 A theoretical abstraction is based on a functional relationship, also called a germ cell." [@sannino_activity_2011].</text:p>
      <text:p text:style-name="First_20_paragraph">In this research, the empirical level of abstraction is present in P1 and in P2 where features to be added to the game were classified gameplay features and categorised according to to the existing MDA framework. Moving beyond the empirical towards the theoretical aspect, is the early positioning of each feature as a gameplay design pattern which can be described and supplemented with a suggested code structures and examples. ANY OTHERS</text:p>
      <text:p text:style-name="Text_20_body">The key, guiding conception here becomes the pedagogical utility of a strong coupled link between a feature of an observable game product (in this case gameplay design patterns) and scaffolding resources available within a community. This concept becomes the root of the varied approaches and forms of support outlined in this chapter. Some instances based on this kernel concept were created by myself in response to user requests in varied forms of support documentation outlined in Chapter 5 ( e.g. quick start card</text:p>
      <text:p text:style-name="Text_20_body"/>
      <text:p text:style-name="Text_20_body">The process of identifying and working with GDPs in this research process can be mapped as a dialectical process of moving (rising) to the concrete <text:reference-mark-start text:name="ZOTERO_ITEM CSL_CITATION {&quot;citationID&quot;:&quot;pagduekd&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Vi0QVIXz9H"/>(Sannino, 2011)<text:reference-mark-end text:name="ZOTERO_ITEM CSL_CITATION {&quot;citationID&quot;:&quot;pagduekd&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Vi0QVIXz9H"/>.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p text:style-name="P41">Rather than Germ Cell for learning designers the concept of strong concepts or intermediate concepts may be more relatable and applicable <text:reference-mark-start text:name="ZOTERO_ITEM CSL_CITATION {&quot;citationID&quot;:&quot;zhunukxh&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OjBwSfWjHc"/><text:span text:style-name="T16">(Höök and Löwgren, 2012; Barendregt et al., 2018)</text:span><text:reference-mark-end text:name="ZOTERO_ITEM CSL_CITATION {&quot;citationID&quot;:&quot;zhunukxh&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OjBwSfWjHc"/></text:p>
      <text:p text:style-name="Text_20_body">And invites this discussion to turn to the role of conceptions of abstract and concrete in the process of designing for learning, with a particular focus on the concern of this study of participant agency.</text:p>
      <text:p text:style-name="Text_20_body">While the educational use of design patterns and has been explored in other settings via research, the focus has been on professional rather than novice learners.</text:p>
      <text:h text:style-name="Heading_20_3" text:outline-level="3"><text:bookmark-start text:name="exploration-of-gdps-as-mid-level-construct-in-relation-to-other-conceptions-of-abstraction-in-computing-education-research"/><text:soft-page-break/>Exploration of GDPs as mid-level construct in relation to other conceptions of abstraction in computing education research<text:bookmark-end text:name="exploration-of-gdps-as-mid-level-construct-in-relation-to-other-conceptions-of-abstraction-in-computing-education-research"/></text:h>
      <text:h text:style-name="Heading_20_4" text:outline-level="4"><text:bookmark-start text:name="design-patterns-as-a-intermediate-level-pedagogical-framework-compared-to-computational-thinking---the-hypothesis"/>Design patterns as a intermediate-level, pedagogical framework (compared to computational thinking) - THE HYPOTHESIS<text:bookmark-end text:name="design-patterns-as-a-intermediate-level-pedagogical-framework-compared-to-computational-thinking---the-hypothesis"/></text:h>
      <text:p text:style-name="First_20_paragraph">This direction of the findings of the last chapter, support findings on design patterns in other contexts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A similar interpretation is adopted by Eriksson and colleagues <text:reference-mark-start text:name="ZOTERO_ITEM CSL_CITATION {&quot;citationID&quot;:&quot;jbalbgzx&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aicVk5yBPH"/>(2019)<text:reference-mark-end text:name="ZOTERO_ITEM CSL_CITATION {&quot;citationID&quot;:&quot;jbalbgzx&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aicVk5yBPH"/> using gameplay design patterns with young people which drew inspiration from research on <text:reference-mark-start text:name="ZOTERO_ITEM CSL_CITATION {&quot;citationID&quot;:&quot;yyshtqjr&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241scP85F6"/>(Barendregt et al., 2018)<text:reference-mark-end text:name="ZOTERO_ITEM CSL_CITATION {&quot;citationID&quot;:&quot;yyshtqjr&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241scP85F6"/> value of design patterns as a form of “intermediate-level concept”, a form of “representation of knowledge in-between general theories and particular artefacts in terms of abstraction and generalizability” <text:reference-mark-start text:name="ZOTERO_ITEM CSL_CITATION {&quot;citationID&quot;:&quot;prwlykvr&quot;,&quot;properties&quot;:{&quot;formattedCitation&quot;:&quot;(Eriksson et al., 2019:15)&quot;,&quot;plainCitation&quot;:&quot;(Eriksson et al., 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prefix&quot;:&quot;&quot;}],&quot;schema&quot;:&quot;https://github.com/citation-style-language/schema/raw/master/csl-citation.json&quot;} RNDwH2kIn6sB8"/>(Eriksson et al., 2019:15)<text:reference-mark-end text:name="ZOTERO_ITEM CSL_CITATION {&quot;citationID&quot;:&quot;prwlykvr&quot;,&quot;properties&quot;:{&quot;formattedCitation&quot;:&quot;(Eriksson et al., 2019:15)&quot;,&quot;plainCitation&quot;:&quot;(Eriksson et al., 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prefix&quot;:&quot;&quot;}],&quot;schema&quot;:&quot;https://github.com/citation-style-language/schema/raw/master/csl-citation.json&quot;} RNDwH2kIn6sB8"/>.</text:p>
      <text:p text:style-name="Text_20_body">An alignment in this framing from the design research community with CHAT interpretation of the utility of a germ cell construct can be made in terms of the utility of the process and the process of divining a abstract enough germ cell to merit application in other instances.</text:p>
      <text:p text:style-name="Text_20_body">However, in the research of Eriksson et al on GDPs and young people making games <text:reference-mark-start text:name="ZOTERO_ITEM CSL_CITATION {&quot;citationID&quot;:&quot;huhlfeho&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guLcRPMq39"/>(2019)<text:reference-mark-end text:name="ZOTERO_ITEM CSL_CITATION {&quot;citationID&quot;:&quot;huhlfeho&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guLcRPMq39"/>, the grand theories or abstract concepts are not clearly articulated. And as noted, they focus chiefly on the utility of GDP concepts for researcher rather than for participants or facilitators of learning.</text:p>
      <text:p text:style-name="Text_20_body">Thus it is of a value to return to, what exactly is meant by the abstract within existing pedagogies in this domain explore this area. To do this we can turn to concepts explored in Chapters 1 and 2: computational thinking, Papert and Turkle’s concept of epistemological pluralism and bricolage approach and the concept of levels of abstraction (LOA)</text:p>
      <text:h text:style-name="Heading_20_4" text:outline-level="4"><text:bookmark-start text:name="defining-abstraction---recalling-definitions."/>Defining abstraction - recalling definitions.<text:bookmark-end text:name="defining-abstraction---recalling-definitions."/></text:h>
      <text:h text:style-name="Heading_20_4" text:outline-level="4"><text:bookmark-start text:name="computational-thinking"/>Computational thinking<text:bookmark-end text:name="computational-thinking"/></text:h>
      <text:p text:style-name="First_20_paragraph">In this research, I conceptualised such less practical abstraction as that represented by Wing’s interpretation of computational thinking.</text:p>
      <text:p text:style-name="Text_20_body">Turning to alignment with PBL research in digital making, as explored in the literature review a key challenge to project based learning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citationID&quot;:&quot;jtjhgpgd&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1cJ1HY4rn8"/>(Barron et al., 1998:63)<text:reference-mark-end text:name="ZOTERO_ITEM CSL_CITATION {&quot;citationID&quot;:&quot;jtjhgpgd&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1cJ1HY4rn8"/>. Waite and colleagues propose that abstraction should be explicitly taught even to younger pupils <text:reference-mark-start text:name="ZOTERO_ITEM CSL_CITATION {&quot;citationID&quot;:&quot;gutrzqtc&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8i5xULZm72"/>(Waite et al., 2016)<text:reference-mark-end text:name="ZOTERO_ITEM CSL_CITATION {&quot;citationID&quot;:&quot;gutrzqtc&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8i5xULZm72"/>. Waite and colleagues <text:reference-mark-start text:name="ZOTERO_ITEM CSL_CITATION {&quot;citationID&quot;:&quot;ezfxdzbw&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RoIz0wjJ1F"/>(Waite et al., 2018)<text:reference-mark-end text:name="ZOTERO_ITEM CSL_CITATION {&quot;citationID&quot;:&quot;ezfxdzbw&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RoIz0wjJ1F"/> also propose the utility of awareness of LOA in terms of learners knowing at what level of abstraction <text:soft-page-break/>they are operating, although the evidence is not representative and authors call for further research.</text:p>
      <text:p text:style-name="Text_20_body">In terms of semantic waves, the movement between abstract and concrete is helpful to address some of the issues concerning inclusion and accessibility of overly abstract approaches <text:reference-mark-start text:name="ZOTERO_ITEM CSL_CITATION {&quot;citationID&quot;:&quot;oplrcnth&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eEVgycfVnO"/>(Papert and Turkle, 1990)<text:reference-mark-end text:name="ZOTERO_ITEM CSL_CITATION {&quot;citationID&quot;:&quot;oplrcnth&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eEVgycfVnO"/>.</text:p>
      <text:p text:style-name="Text_20_body">CHANGE THIS - TURN IT DOWN Papert and Turkle <text:reference-mark-start text:name="ZOTERO_ITEM CSL_CITATION {&quot;citationID&quot;:&quot;vztxzrme&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MCpq4a6Uqz"/>(1990)<text:reference-mark-end text:name="ZOTERO_ITEM CSL_CITATION {&quot;citationID&quot;:&quot;vztxzrme&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MCpq4a6Uqz"/> celebrated the exploration of the concrete in computing pedagogy, likening the process to bricolage, a craft based approach where participants become very familiar with their tools and materials. Such a challenge to the legitimacy of the primacy of abstract, top-down approaches to teaching coding, seemingly also also challenge Waite’s rationale of the importance of alternating between abstract and concrete dimensions present in research on semantic waves, and the value of participants being aware of the level of abstraction at which they are working.</text:p>
      <text:p text:style-name="Text_20_body">OR AT AN EARLIER STAGE? DEFINE FIRST THEN INTERPRET?</text:p>
      <text:h text:style-name="Heading_20_4" text:outline-level="4"><text:bookmark-start text:name="epistemological-pluralism-and-bricolage-microworlds"/>epistemological pluralism and bricolage &amp; Microworlds<text:bookmark-end text:name="epistemological-pluralism-and-bricolage-microworlds"/></text:h>
      <text:p text:style-name="First_20_paragraph">At first glance, Papert’s focus on Microworlds using the LOGO language as a vehicle to make concrete previously abstract mathematical concepts, seems to locate the exploration of abstract knowledge as a learning goal.</text:p>
      <text:p text:style-name="Text_20_body">PERHAPS BRING UP UP TO DATE ISSUE OF TRANSFER. - BUT PERHAPS LEAVE FOR CONCLUSION. NOTE ALSO THE BALANCE BETWEEN CT CONCRETE SKILLS AND TRANSFER IN <text:reference-mark-start text:name="ZOTERO_ITEM CSL_CITATION {&quot;citationID&quot;:&quot;gbqfqnzh&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rEJssPCasA"/>(Kynigos and Grizioti, 2020)<text:reference-mark-end text:name="ZOTERO_ITEM CSL_CITATION {&quot;citationID&quot;:&quot;gbqfqnzh&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rEJssPCasA"/></text:p>
      <text:h text:style-name="Heading_20_4" text:outline-level="4"><text:bookmark-start text:name="levels-of-abstraction"/>Levels of Abstraction<text:bookmark-end text:name="levels-of-abstraction"/></text:h>
      <text:p text:style-name="First_20_paragraph">Waite’s interpretation of levels of abstraction and semantic waves in a computing education context is potentially relevant as example of how can contribute to the debate in this area.</text:p>
      <text:p text:style-name="Text_20_body">REWRITE Waite’s research contains limited examples but given the broad alignment with UK curricular context would likely include Wing’s take on CT at the most abstract, and specifics coding constructs or even syntax at the most concreted.</text:p>
      <text:p text:style-name="Text_20_body">A synthesis of relevant literature supports an spectrum of abstraction,</text:p>
      <text:p text:style-name="Text_20_body">Such a spectrum is in is broadly in line with LOA interpretation,</text:p>
      <text:p text:style-name="Text_20_body">As a challenge Waite’s findings on levels of abstraction, my own notes and reflections in appendix.learning map cautioned me against explicit teaching of abstraction and imposing shifts in perspectives for fear of interrupting the flow of participant making.</text:p>
      <text:p text:style-name="Text_20_body">THIS DEPENDS ON WHAT THE CONCEPTION OF ABSTRACTION IS HERE</text:p>
      <text:h text:style-name="Heading_20_4" text:outline-level="4"><text:bookmark-start text:name="observations-on-abstract-concrete-dimensions-in-my-data---merge-with-below---or-be-clear-how-different-data-analysis"/><text:soft-page-break/>Observations on abstract / concrete dimensions in my data - MERGE WITH BELOW - OR BE CLEAR HOW DIFFERENT DATA / ANALYSIS<text:bookmark-end text:name="observations-on-abstract-concrete-dimensions-in-my-data---merge-with-below---or-be-clear-how-different-data-analysis"/></text:h>
      <text:p text:style-name="First_20_paragraph">Rapping previous examples… concrete ? my reluctance to design for abstract concepts,</text:p>
      <text:p text:style-name="Text_20_body">Despite this, in terms of participant experiences, it is clear from this chapters findings that learners <text:span text:style-name="T3">are</text:span> shifting between LOA without explicit in the process of the use of and contribution to this learning design. Participant perspectives shift between the wider goal of making an engaging game for a real and imagined audience to a narrower goal of implementing a game design pattern and the technical actions and operations needed to complete it. This chapter has outlined the potential of GDP concepts, especially used within playtesting, to support these participant shifts in perspective. In this context I judged the imposition of an additional goal of understanding abstract curricular concepts as potentially counter productive to the overall aim of acculturation to game making tools and processes and developing an inclusive idioculture. I had a reluctance to shift learners away from the practical implementation of repeated game design patterns to focus on more abstract, de-contextualised conceptions of the knowledge. My concern also reflected potential disorientation and reduced experiences of agency from imposed shifts of focus rather than self-initiated ones. I also propose that to further research to would be needed to justify the utility take the time to interrupt flow to explicitly teach abstraction, and abstract CT concepts, apart from if understanding of such concepts are required by curriculum constraints.</text:p>
      <text:p text:style-name="Text_20_body">On the other hand, my reflections support a proposition that there is utility for facilitators to be aware of the level of abstraction both that present in different elements of project learning design and that of the concepts that learners are working with. Different purposes and contexts of learning may require different interpretations, for example greater awareness of abstract concepts for reasons of assessment. According to <text:reference-mark-start text:name="ZOTERO_ITEM CSL_CITATION {&quot;citationID&quot;:&quot;aipvgrmm&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vETdMlq29v"/>(Barendregt et al., 2018)<text:reference-mark-end text:name="ZOTERO_ITEM CSL_CITATION {&quot;citationID&quot;:&quot;aipvgrmm&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vETdMlq29v"/>, in their identification of design patterns as intermediate level construct, identifying a suitable the level of abstraction is recommended to best support the goals of learners FIND REASON.</text:p>
      <text:p text:style-name="Text_20_body">Waite and colleagues <text:reference-mark-start text:name="ZOTERO_ITEM CSL_CITATION {&quot;citationID&quot;:&quot;epqsitfx&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5un42Ny04h"/>(Waite et al., 2018)<text:reference-mark-end text:name="ZOTERO_ITEM CSL_CITATION {&quot;citationID&quot;:&quot;epqsitfx&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5un42Ny04h"/>, also identify the intermediate design level of the LOA model as that suitable for supporting grounded abstraction in learner coding.</text:p>
      <text:p text:style-name="Text_20_body">In computing eduction pattern based instruction has benefits of making complex problems more modular and concrete <text:reference-mark-start text:name="ZOTERO_ITEM CSL_CITATION {&quot;citationID&quot;:&quot;joprhuhi&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mFPpuY3zpv"/>(Muller et al., 2004; Waite and Sentance, 2021)<text:reference-mark-end text:name="ZOTERO_ITEM CSL_CITATION {&quot;citationID&quot;:&quot;joprhuhi&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mFPpuY3zpv"/>.</text:p>
      <text:h text:style-name="Heading_20_3" text:outline-level="3"><text:bookmark-start text:name="how-my-research-contributes-in-this-area---particularly-in-the-conception-of-different-pedagogies."/>How my research contributes in this area - particularly in the conception of different pedagogies.<text:bookmark-end text:name="how-my-research-contributes-in-this-area---particularly-in-the-conception-of-different-pedagogies."/></text:h>
      <text:p text:style-name="First_20_paragraph">How then does this impact on conceptions of valuable pedagogies to help the development of coding fluency (NOTE THIS IS NOW MISSING FROM THE RQs)</text:p>
      <text:h text:style-name="Heading_20_4" text:outline-level="4"><text:bookmark-start text:name="comparing-my-pedagogical-framing-regarding-dimensions-of-abstract-concrete-with-existing-research"/><text:soft-page-break/>Comparing my pedagogical framing regarding dimensions of abstract/ concrete with existing research<text:bookmark-end text:name="comparing-my-pedagogical-framing-regarding-dimensions-of-abstract-concrete-with-existing-research"/></text:h>
      <text:p text:style-name="First_20_paragraph">The evidence and examples surfaced in this paragraph support a view of GDPs, as an productive intermediate-level framework and contributes a series of grounded pedagogical instances via examples.</text:p>
      <text:p text:style-name="Text_20_body">Thus, one of the primary contributions of this research is as a case study which underlines this perspective and which importantly maps a concrete pedagogical process to support more theoretical observations.</text:p>
      <text:p text:style-name="Text_20_body">Within this line of inquiry the characteristics would be:</text:p>
      <text:list text:style-name="L27">
        <text:list-item>
          <text:p text:style-name="P31">guide learners to use GDPs as their primary leading activity, or object in CHAT terms</text:p>
        </text:list-item>
        <text:list-item>
          <text:p text:style-name="P31">provide a documentation supporting structure aligned to these sub-goals</text:p>
        </text:list-item>
        <text:list-item>
          <text:p text:style-name="P31">if needed by the learning context provided a learning map to be used by participants and teachers</text:p>
        </text:list-item>
      </text:list>
      <text:p text:style-name="First_20_paragraph">As such this research contends that as GDPs as potentially more productive and accessible pedagogical framework than that of computational thinking when making games.</text:p>
      <text:p text:style-name="Text_20_body">It is productive to ask: how can the use of GDPs as a framework be compared to that of computational thinking given CT’s is a dominance in this area?</text:p>
      <text:p text:style-name="Text_20_body">This question raises issues of how much CT is actually something that is explicitly taught or something which is picked up an embedded skill through a more bricolage approach. As, the summary of the literature review paints a very mixed picture in terms of the value of the more abstract concepts of CT this steers us towards a no to the value of explicit teaching.</text:p>
      <text:p text:style-name="Text_20_body">However this does not detract from the value of learners navigating different LOA in following their interests. Leading with GDPs as a framework appears to support this navigation, and at times in this research it is undertaken fluently and joyfully.</text:p>
      <text:p text:style-name="P23">Applicable beyond this domain / new contributions to research area</text:p>
      <text:p text:style-name="Text_20_body">While the search for intermediate design concepts is applicable in other domains, how can this research contribute to this area of research?</text:p>
      <text:list text:style-name="L28">
        <text:list-item>
          <text:p text:style-name="P32">a stronger focus on participants and facilitators in this area.</text:p>
        </text:list-item>
        <text:list-item>
          <text:p text:style-name="P32">which creates a larger scope of use of GDPs than that imagined by Eriksson et al. which incorporates more social / cultural uses</text:p>
        </text:list-item>
        <text:list-item>
          <text:p text:style-name="P32">a experimental process led by participants in curating the menu of patterns (within limits set by facilitators)</text:p>
        </text:list-item>
      </text:list>
      <text:h text:style-name="Heading_20_3" text:outline-level="3"><text:bookmark-start text:name="link-to-next-section-and-signposting-final-discussion-section"/>Link to next section and signposting final discussion section<text:bookmark-end text:name="link-to-next-section-and-signposting-final-discussion-section"/></text:h>
      <text:p text:style-name="First_20_paragraph">MOVE - chapter 2? COMPRESS? In Papert’s research, detailed study of young coders evolving code creations and accompanying interview data allowed a close study of the personal appropriation, including elements of understanding, application and sharing back this knowledge via created and shared digital projects.</text:p>
      <text:p text:style-name="Text_20_body"><text:soft-page-break/>ADDRESSING THE RECENT SOCIAL / CULTURAL DIRECTION OF CONSTRUCTIONISM</text:p>
      <text:p text:style-name="Text_20_body">Much subsequent research on the use of coding to develop both concrete and more abstract computational thinking skills, has neglected this social and perspectives [find source], instead focusing on a personal dimension of learning as a curricular skill to be absorbed and tested.</text:p>
      <text:p text:style-name="Text_20_body">By way of contrast, this study is aligned with the development of the constructionist movement towards socio-cultural approaches to transcend individual personal conceptions of knowledge (exemplified by the problems associated with the UK computing curriculum)</text:p>
      <text:p text:style-name="Text_20_body">The issue transcends issues of efficacy of how to support the coding process to address the underlying goals of the activity. While I align with the articulation of Resnick of computational fluency, (reactions to) this line of research has focused on toolsets rather than pedagogies (in a way which also frustrates Resnick <text:reference-mark-start text:name="ZOTERO_ITEM CSL_CITATION {&quot;citationID&quot;:&quot;sdrjuyxw&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BXMPHwg5OW"/>(Resnick, 2020)<text:reference-mark-end text:name="ZOTERO_ITEM CSL_CITATION {&quot;citationID&quot;:&quot;sdrjuyxw&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BXMPHwg5OW"/>). These include physical computing, use of textiles [].</text:p>
      <text:p text:style-name="Text_20_body">The work of Resnick is convincing but lacks theoretical foundations as Papert’s ideas were before their time. It is of value to align them with more contemporary socio-cultural conceptions.</text:p>
      <text:p text:style-name="Text_20_body">Additionally while the work of Waite and Sentence begins to address sociocultural aspects <text:reference-mark-start text:name="ZOTERO_ITEM CSL_CITATION {&quot;citationID&quot;:&quot;hwmmwmhe&quot;,&quot;properties&quot;:{&quot;formattedCitation&quot;:&quot;(Sentance et al., 2019; Hwang et al., 2023)&quot;,&quot;plainCitation&quot;:&quot;(Sentance et al., 2019;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6KIRcdtg0O"/>(Sentance et al., 2019; Hwang et al., 2023)<text:reference-mark-end text:name="ZOTERO_ITEM CSL_CITATION {&quot;citationID&quot;:&quot;hwmmwmhe&quot;,&quot;properties&quot;:{&quot;formattedCitation&quot;:&quot;(Sentance et al., 2019; Hwang et al., 2023)&quot;,&quot;plainCitation&quot;:&quot;(Sentance et al., 2019;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6KIRcdtg0O"/>, this work integrates the aims of inclusion more closely within the project goals.</text:p>
      <text:p text:style-name="Text_20_body">A process explored in the following section.</text:p>
      <text:p text:style-name="Text_20_body">The final section of this chapter returns to a guiding question of pedagogies that can support the development of computational fluency and within that participant agency.</text:p>
      <text:p text:style-name="Text_20_body">THE FOLLOWING SECTION ADDRESSES THIS THROUGH THE LENS OF X</text:p>
      <text:h text:style-name="Heading_20_2" text:outline-level="2"><text:bookmark-start text:name="part-two---agency"/>Part Two - Agency<text:bookmark-end text:name="part-two---agency"/></text:h>
      <text:h text:style-name="Heading_20_3" text:outline-level="3"><text:bookmark-start text:name="a-affordances-mediation-tads"/>2.a Affordances, Mediation, TADS,<text:bookmark-end text:name="a-affordances-mediation-tads"/></text:h>
      <text:list text:style-name="L29">
        <text:list-item>
          <text:p text:style-name="P33">recap on germ cell as common focus point for mediation (some designed or apporpirated)</text:p>
        </text:list-item>
        <text:list-item>
          <text:p text:style-name="P33">When novel forms of mediation present, gdps sometimes used - thus as double stimulation</text:p>
        </text:list-item>
        <text:list-item>
          <text:p text:style-name="P33">This is a transformation / expansion in 3GAT terms, recap as a resolution of tensions, and a manifestation of agency</text:p>
        </text:list-item>
        <text:list-item>
          <text:p text:style-name="P33">Give a summary of examples of transformational agency</text:p>
        </text:list-item>
        <text:list-item>
          <text:p text:style-name="P33">Briefly touch on the job of the learning designer within concept of F.I</text:p>
        </text:list-item>
        <text:list-item>
          <text:p text:style-name="P33">The dilemma here of transformational happening most for participants in P1, and you can design OUT transformational agency, hence sketchy pedagogies.</text:p>
        </text:list-item>
      </text:list>
      <text:p text:style-name="First_20_paragraph">A guiding principle of this section is that given the motivation (either primary or secondary) of participant empowerment in learning to program, and thus the value of designing and facilitating participant agency in the ongoing process, that it is profitable to articulate different types of <text:soft-page-break/>agency.</text:p>
      <text:p text:style-name="Text_20_body">Chapter 5 exposed the tensions that developed in the activity systems and subsequent evolution the tools used include code authoring environment, supporting resources of printed and digital format.</text:p>
      <text:p text:style-name="Text_20_body">This section analyses these tensions and presents related finding using varied conceptions of agency aligned to the sociocultural theoretical framework of this study.</text:p>
      <text:h text:style-name="Heading_20_3" text:outline-level="3"><text:bookmark-start text:name="the-use-of-concepts-of-mediation-and-dual-stimulation-in-this-exploration-of-the-development-of-agency--"/>The use of concepts of mediation and dual stimulation in this exploration of the development of agency -<text:bookmark-end text:name="the-use-of-concepts-of-mediation-and-dual-stimulation-in-this-exploration-of-the-development-of-agency--"/></text:h>
      <text:p text:style-name="First_20_paragraph">As previously explored, varied conceptions of agency exist including: instrumental, authorial and transformative agency <text:reference-mark-start text:name="ZOTERO_ITEM CSL_CITATION {&quot;citationID&quot;:&quot;ddjiyxqv&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tzGW6R2C9j"/>(Matusov et al., 2016)<text:reference-mark-end text:name="ZOTERO_ITEM CSL_CITATION {&quot;citationID&quot;:&quot;ddjiyxqv&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tzGW6R2C9j"/>. (See methodology chapter).</text:p>
      <text:p text:style-name="Text_20_body">To summarise similarities and distinctions between mediation and double stimulation <text:reference-mark-start text:name="ZOTERO_ITEM CSL_CITATION {&quot;citationID&quot;:&quot;qjhiclyp&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CiKA1dgo9s"/>(Isaac et al., 2022)<text:reference-mark-end text:name="ZOTERO_ITEM CSL_CITATION {&quot;citationID&quot;:&quot;qjhiclyp&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CiKA1dgo9s"/>, it is beyond an instrumental approach to provoke change in the enviroment.</text:p>
      <text:h text:style-name="Heading_20_3" text:outline-level="3"><text:bookmark-start text:name="summary-of-examples-of-transformational-agency-and-instrumental-agency"/>Summary of examples of transformational agency and instrumental agency<text:bookmark-end text:name="summary-of-examples-of-transformational-agency-and-instrumental-agency"/></text:h>
      <text:p text:style-name="First_20_paragraph">This takes a conservative view of TA, as something new to the learning design, not just new to teh learner. This is explored later, next section on relational agency.</text:p>
      <text:p text:style-name="Text_20_body"><text:span text:style-name="T1">Instrumental</text:span> Examples of mediation and instrumental agency are shown in varied forms in the use of GDPs aligned often with a personal appropriation.</text:p>
      <text:p text:style-name="Text_20_body">Straight forward indidual use of documentation by Tony and Susanna in V1 and V2.</text:p>
      <text:p text:style-name="P23">Transformational.</text:p>
      <text:p text:style-name="Text_20_body">In P1, (see Chapter 5 (check)) the initial use of GDPs as a planning tool, and as a vehicle for prototypical documentation.</text:p>
      <text:p text:style-name="Text_20_body">In Vig. Dave, the breaking out of the template to create a different genre.</text:p>
      <text:h text:style-name="Heading_20_3" text:outline-level="3"><text:bookmark-start text:name="designing-for-increased-instrumental-agency-and-then-for-ta"/>Designing for increased instrumental agency and then for TA?<text:bookmark-end text:name="designing-for-increased-instrumental-agency-and-then-for-ta"/></text:h>
      <text:p text:style-name="P3">Integrate research on engendering authorial and transformative agency <text:reference-mark-start text:name="ZOTERO_ITEM CSL_CITATION {&quot;citationID&quot;:&quot;lvkgisqz&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VqeH2wPtwI"/><text:span text:style-name="T16">(Engeström, 2006; Haapasaari et al., 2016; Sannino et al., 2016)</text:span><text:reference-mark-end text:name="ZOTERO_ITEM CSL_CITATION {&quot;citationID&quot;:&quot;lvkgisqz&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VqeH2wPtwI"/>.</text:p>
      <text:p text:style-name="Text_20_body">DOWN PLAY THIS - MOVE LATER. IT’S NOT IDEAL ANYWAY WITH MEDIATION - IT’S MORE THE NEXT SECTION.</text:p>
      <text:p text:style-name="Text_20_body">DROP THIS METAPHOR? The role of the designer in this metaphor is to structure the climber journey to the top.</text:p>
      <text:p text:style-name="Text_20_body"><text:soft-page-break/>This my be done by - defining or reducing the use of specialised terminology or - signposting issues<text:line-break/></text:p>
      <text:h text:style-name="Heading_20_3" text:outline-level="3"><text:bookmark-start text:name="dilemma-tension-for-the-facilitator-how-sketchy-to-make-the-design"/>Dilemma / Tension for the facilitator, how sketchy to make the design?<text:bookmark-end text:name="dilemma-tension-for-the-facilitator-how-sketchy-to-make-the-design"/></text:h>
      <text:p text:style-name="First_20_paragraph">The dilemma here of transformational happening most for participants in P1, and you can design OUT transformational agency, hence sketchy pedagogies</text:p>
      <text:list text:style-name="L30">
        <text:list-item>
          <text:p text:style-name="P34">Shifting forms of agency</text:p>
        </text:list-item>
        <text:list-item>
          <text:p text:style-name="P34">Danger of the design being too complete, a concept of sketchy pedagogy</text:p>
        </text:list-item>
      </text:list>
      <text:p text:style-name="First_20_paragraph">From TA in P1 To relational in P2 Increased support for relational in P3</text:p>
      <text:h text:style-name="Heading_20_4" text:outline-level="4"><text:bookmark-start text:name="danger-of-designing-away-the-possibility-for-transformational-agency"/>Danger of designing away the possibility for transformational agency<text:bookmark-end text:name="danger-of-designing-away-the-possibility-for-transformational-agency"/></text:h>
      <text:p text:style-name="First_20_paragraph">One of my drivers in this research was to better understand my love of sketch, chaotic learning environments.</text:p>
      <text:p text:style-name="Text_20_body">The contrast of mediational based, instrumental agency of a more completed learning design and the more exploratory, experimental process of P1.</text:p>
      <text:p text:style-name="Text_20_body">There is a potential tension between instrumental agency and transformative agency. A design which minimises possible conflicts also reduces the potential for participants to solve them both individually and collective responses.</text:p>
      <text:p text:style-name="Text_20_body">As a learning designer, design decisions to reduce practical tensions, increase the instrumental agency of learners allowing them to experience a feeling of control over their creative process.</text:p>
      <text:p text:style-name="Text_20_body">Later participants have less opportunity for transformative agency in terms of how their input transforms the context and structure of the learning design.</text:p>
      <text:p text:style-name="Text_20_body">This invites a question: is nurturing transformative agency by creating space for emergent practices sustainable or desireable for ongoing iterations?</text:p>
      <text:p text:style-name="Text_20_body">How much of the learning design can/should be transferred to other settings.</text:p>
      <text:p text:style-name="Text_20_body">In terms of desirability, as a personal refection while I love this aspect, but others can find it stressful. Different strokes.</text:p>
      <text:p text:style-name="Text_20_body">INTEGRATE SOME OF THIS INTO THE SECTIONS OR THE DISCUSSION ABOVE ON</text:p>
      <text:p text:style-name="Text_20_body">A possible</text:p>
      <text:p text:style-name="Text_20_body">To retain this potential for transformation it may be advantageous to keep some key areas of the learning design should be more open in structure to encourage the emergence of participant responses and novel practices.</text:p>
      <text:p text:style-name="Text_20_body">And the danger of being too instrumental if the design is too complete.</text:p>
      <text:p text:style-name="Text_20_body"><text:soft-page-break/>A danger that my interest and focus on messy / sketchy pedagogies would try to avoid. But which has wider implications in terms of inclusion and levels of stress for participants.</text:p>
      <text:p text:style-name="Text_20_body"><text:span text:style-name="T1">Shifting forms of agency.</text:span> How different forms of agency are developed and transform over iterations of this game making programme</text:p>
      <text:p text:style-name="Text_20_body">Initial blocks are solved by heroic transformative agency of parents, children and facilitator.</text:p>
      <text:p text:style-name="Text_20_body">Then patterns and tools become established in the community, and agency shifts to be less authorial and more instrumental and relational.</text:p>
      <text:h text:style-name="Heading_20_3" text:outline-level="3"><text:bookmark-start text:name="b---emergent-activities-in-emergent-cultural-context---tas-3rd-spaces-col-fok-idiocultures-etc."/>2b - Emergent activities in emergent cultural context - TAS, 3rd Spaces, Col, Fok, idiocultures etc.<text:bookmark-end text:name="b---emergent-activities-in-emergent-cultural-context---tas-3rd-spaces-col-fok-idiocultures-etc."/></text:h>
      <text:p text:style-name="First_20_paragraph">MERGE THIS PLAN WITH ABOVE - NOT 2A AND 2B.</text:p>
      <text:p text:style-name="Text_20_body">This need restructuring</text:p>
      <text:list xml:id="list2116469647" text:style-name="L31">
        <text:list-item>
          <text:p text:style-name="P36">Intro Gutierrez - 3rd space and Fok + examples in this research, this view of agency has a greater focus on participant identity - and relational agency <text:reference-mark-start text:name="ZOTERO_ITEM CSL_CITATION {&quot;citationID&quot;:&quot;sblzsfmw&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h6L2lMYwnL"/><text:span text:style-name="T16">(DiGiacomo and Gutiérrez, 2016)</text:span><text:reference-mark-end text:name="ZOTERO_ITEM CSL_CITATION {&quot;citationID&quot;:&quot;sblzsfmw&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h6L2lMYwnL"/></text:p>
        </text:list-item>
        <text:list-item>
          <text:p text:style-name="P35">value of different Metaphors - types of spaces, habour, playground / sandbox - used for different reasons but all about ecological aspects</text:p>
        </text:list-item>
        <text:list-item>
          <text:p text:style-name="P35">Harbour, walled garden, restrictions and authenticity in tool use</text:p>
        </text:list-item>
        <text:list-item>
          <text:p text:style-name="P35">Examples in relation to the role of playtesting / playground to develop identity in a safe space, reduced stress, but with an important aspect of social interaction and norming</text:p>
        </text:list-item>
      </text:list>
      <text:h text:style-name="Heading_20_3" text:outline-level="3"><text:bookmark-start text:name="intro-to-this-section---space-place-related-conceptions-of-agency"/>Intro to this section - space / place related conceptions of agency<text:bookmark-end text:name="intro-to-this-section---space-place-related-conceptions-of-agency"/></text:h>
      <text:p text:style-name="First_20_paragraph">In the last section using TADS and mediation helps analyse findings in personal and guided participation aspects of Chapter 6. This section moves beyond TA to a wider more ecological interpretation of agency helpful in deeper analysis of the cultural plane of activity.</text:p>
      <text:p text:style-name="Text_20_body">POSSIBLY? This helps inform a distinction between FI and SDE, Whereas FI do x, SDE do y? &lt;- too much..</text:p>
      <text:p text:style-name="P41">In research which addresses transformative agency, Gutiérrez et al. <text:reference-mark-start text:name="ZOTERO_ITEM CSL_CITATION {&quot;citationID&quot;:&quot;urldppnp&quot;,&quot;properties&quot;:{&quot;formattedCitation&quot;:&quot;(Guti\\uc0\\u233{}rrez et al., 2019)&quot;,&quot;plainCitation&quot;:&quot;(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f3PLiRXXT1"/><text:span text:style-name="T16">(Gutiérrez et al., 2019)</text:span><text:reference-mark-end text:name="ZOTERO_ITEM CSL_CITATION {&quot;citationID&quot;:&quot;urldppnp&quot;,&quot;properties&quot;:{&quot;formattedCitation&quot;:&quot;(Guti\\uc0\\u233{}rrez et al., 2019)&quot;,&quot;plainCitation&quot;:&quot;(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f3PLiRXXT1"/> incorporate broader cultural factors including issues of participant identity and movement of practices between learning settings, in ways which are not generally explored in Change Labs approaches.</text:p>
      <text:p text:style-name="Text_20_body">While this framings includes concepts already explored in sociocultural field including CoP, CoL, this section is structured around the previously described concepts of idiocultures [Cole], and repertoires of practice. Specifically positioning the idioculture of the game making program as a sum of emerging repertoires of practice of participants and practitioners.</text:p>
      <text:p text:style-name="Text_20_body"><text:soft-page-break/>This section begins with a closer look at playtesting as a medium of development of practices, a mini third space</text:p>
      <text:h text:style-name="Heading_20_4" text:outline-level="4"><text:bookmark-start text:name="discussion-on-the-role-of-playtesting-in-particular-as-a-suitable-medium-third-space"/>Discussion on the role of playtesting in particular as a suitable medium (third space)<text:bookmark-end text:name="discussion-on-the-role-of-playtesting-in-particular-as-a-suitable-medium-third-space"/></text:h>
      <text:p text:style-name="First_20_paragraph">As explored in the literature review, playtesting is a process common to game making which corresponds to the evaluation phase of design thinking cycles and the process of user testing in HCI <text:reference-mark-start text:name="ZOTERO_ITEM CSL_CITATION {&quot;citationID&quot;:&quot;vbcyemfv&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hT6G2yvS9e"/>(Fullerton, 2018)<text:reference-mark-end text:name="ZOTERO_ITEM CSL_CITATION {&quot;citationID&quot;:&quot;vbcyemfv&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hT6G2yvS9e"/>.</text:p>
      <text:p text:style-name="Text_20_body">In this section, I recall data to describe some of the emerging playtesting behaviours of participants in relation to the introduced learning design.</text:p>
      <text:p text:style-name="Text_20_body">I propose that the evolving idioculture, playtesting in particular, has been crucial to the development of this design. The learning design sprang from emergent activities. Not only the cultural uses of GDPs, but other processes (DO i ACTUALLY HAVE ANY OF THESE IN EVIDENCE? )</text:p>
      <text:p text:style-name="Text_20_body">As such, the nature and process of this community evolution merits exploration.</text:p>
      <text:h text:style-name="Heading_20_4" text:outline-level="4"><text:bookmark-start text:name="further-observations-on-repertoires-playtesting-space-based-understandings"/>Further Observations on repertoires playtesting / space based understandings<text:bookmark-end text:name="further-observations-on-repertoires-playtesting-space-based-understandings"/></text:h>
      <text:p text:style-name="P2">More on Funds of Knowledge / repertoires and how they emerge in my research</text:p>
      <text:p text:style-name="Text_20_body">Other research by Gutierrez addresses the importance of FoK via the metaphor of movement between sites of activity, aligning with the concept of movement between activity systems in 3GAT [ENGESTROM FROM GUTIERREZ]</text:p>
      <text:p text:style-name="Text_20_body">The data of this study provides a supporting evidence and detail to this process in the development of a game making idioculture.</text:p>
      <text:p text:style-name="Text_20_body">This can be analysed in relation to existing, evolving understandings of FoK and repertoires as incorporation of different repertoires.</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p text:style-name="Text_20_body">While the data in the last chapter address aspects / elements of repertoires which incorporated GDPs not all of them directly relate. The follow example of playful playtesting is one not directly involving GDPs.</text:p>
      <text:p text:style-name="P23">Playful playtesting</text:p>
      <text:p text:style-name="Text_20_body">I observed an evolution of the form and function of playtesting by young participants as an expression of agency by participants. The link to maker types here exists especially in social makers, glitchers and magpies.</text:p>
      <text:p text:style-name="Text_20_body"><text:soft-page-break/>Some children added additional playful elements to playtesting. Some in particular brought a physicality to the process.</text:p>
      <text:p text:style-name="Text_20_body">See Appendix.playtestingtypes</text:p>
      <text:p text:style-name="Text_20_body">The process of play testing as a cultural process is explored in more depth now.</text:p>
      <text:h text:style-name="Heading_20_4" text:outline-level="4"><text:bookmark-start text:name="use-of-gdps-in-supporting-playtesting-including-player-types-and-side-missions"/>Use of GDPs in supporting Playtesting (including player types and side missions)<text:bookmark-end text:name="use-of-gdps-in-supporting-playtesting-including-player-types-and-side-missions"/></text:h>
      <text:p text:style-name="First_20_paragraph">One GDPs are identifies as a useful tactic of navigation and as a bridging strategy to wider repertoires, then this can inform process of supporting the development participants to assemble their own repertoires of practice in this new setting.</text:p>
      <text:p text:style-name="Text_20_body">In this design, as outlined in Chapter 5 and Appendix.drama I used a drama narrative, with side missions and the concept of player types to do this. This matches research of 5D and in particular that of Gutiérrez in conceptions of processes of inclusion.</text:p>
      <text:p text:style-name="Text_20_body"/>
      <text:p text:style-name="Text_20_body">If playtesting is an incubator for emerging socio cultural practices, can suitable affordances be added to encourage their growth?</text:p>
      <text:p text:style-name="P23">Maker Types and slide missions</text:p>
      <text:p text:style-name="Text_20_body">The use of GDPs in different ways and diverse ways between participants provoke an exploration of maker types, a reflection fed back into the design. (see Appendix .makertypes )</text:p>
      <text:p text:style-name="Text_20_body">The identification of maker types, and incorporation of those concepts into the design and faciliation</text:p>
      <text:h text:style-name="Heading_20_3" text:outline-level="3"><text:bookmark-start text:name="metaphors-of-harbours-and-playgrounds-as-a-way-to-explore-conceptions-of-relational-agency"/>Metaphors of harbours and playgrounds as a way to explore conceptions of (relational) agency<text:bookmark-end text:name="metaphors-of-harbours-and-playgrounds-as-a-way-to-explore-conceptions-of-relational-agency"/></text:h>
      <text:h text:style-name="Heading_20_4" text:outline-level="4"><text:bookmark-start text:name="utility-of-metaphors-of-space"/>Utility of metaphors of space<text:bookmark-end text:name="utility-of-metaphors-of-space"/></text:h>
      <text:p text:style-name="First_20_paragraph">The use of metaphor here has two functions. The first is to help deepen my analysis via a move to the abstract, to search for communicable generalisations. Secondly, given the non-traditional nature of this approach, and bearing in mind previous reflections on the difficulty of communicating approaches to practitioners (e.g Microworld by Kynigos), I draw on metaphors as a supporting tool. One in line with utopian methodology proposed by Cole and Gutierrez.</text:p>
      <text:p text:style-name="Text_20_body">In this case metaphors concerning learning spaces and movement between spaces are often found in existing research including: walled gardens, playgrounds, sandboxes, harbours. This section aims to draw from these metaphors relatable core principles which may help the impact of this research.</text:p>
      <text:h text:style-name="Heading_20_4" text:outline-level="4"><text:bookmark-start text:name="harbours---authentic-and-restrictive"/><text:soft-page-break/>Harbours - authentic and restrictive<text:bookmark-end text:name="harbours---authentic-and-restrictive"/></text:h>
      <text:p text:style-name="P2">Design as simplification</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text:p>
      <text:p text:style-name="Text_20_body">This strong alignment with authentic, professional practice may help learners transition to other forms of web coding projects, due to the similarity of as this element of practice. CH.5</text:p>
      <text:p text:style-name="Text_20_body">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P23">The magic of working in authentic waters</text:p>
      <text:p text:style-name="Text_20_body">The intrigue of opening up previously mysterious areas and seeing or experimenting with what makes them tick is explored in Ch.2.</text:p>
      <text:p text:style-name="Text_20_body">The same principle applies here in early stages of the learning experience. The process of clicking remix to fix a broken, half baked game involves viewing and altering code in unfamiliar territory, even if the code template has been simplified it is still an authentic tool set, and thus motivational [FIND SOURCE]</text:p>
      <text:p text:style-name="P23">The same value of protection from a complex environment applies to accessing documentation.</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viffpcru&quot;,&quot;properties&quot;:{&quot;formattedCitation&quot;:&quot;(Hagge, 2018)&quot;,&quot;plainCitation&quot;:&quot;(Hagge, 2018)&quot;,&quot;noteIndex&quot;:0},&quot;citationItems&quot;:[{&quot;id&quot;:8853,&quot;uris&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qwygNY17yh"/>(Hagge, 2018)<text:reference-mark-end text:name="ZOTERO_ITEM CSL_CITATION {&quot;citationID&quot;:&quot;viffpcru&quot;,&quot;properties&quot;:{&quot;formattedCitation&quot;:&quot;(Hagge, 2018)&quot;,&quot;plainCitation&quot;:&quot;(Hagge, 2018)&quot;,&quot;noteIndex&quot;:0},&quot;citationItems&quot;:[{&quot;id&quot;:8853,&quot;uris&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qwygNY17yh"/>. Thus to make one addition to the metaphor this design is like a sea-harbour, tools like Scratch are like a swimming pool.</text:p>
      <text:p text:style-name="Text_20_body">This curated replication of authentic process of finding and incorporating code snippets into the starting template supported the development of skills used in professional coding communities.</text:p>
      <text:p text:style-name="P23">Another example</text:p>
      <text:p text:style-name="Text_20_body">Also participants can change the genre, See Toby and Dan in Vignette x.</text:p>
      <text:h text:style-name="Heading_20_4" text:outline-level="4"><text:bookmark-start text:name="playgrounds-sandboxes-and-play-spaces"/><text:soft-page-break/>Playgrounds, sandboxes and play spaces<text:bookmark-end text:name="playgrounds-sandboxes-and-play-spaces"/></text:h>
      <text:p text:style-name="First_20_paragraph">A similar metaphorical dimension of protection is present in metaphors of play spaces. The web-based environment which reduce the complexity of web development and provide community and immediate feedback are named code playgrounds.</text:p>
      <text:p text:style-name="Text_20_body">Additionally, the process of checking the performance of games is called play-testing.</text:p>
      <text:p text:style-name="Text_20_body">Additionally, there are the connotations of a playful, and therefore social space, and the presence of affordances suggesting a particular form of action. For example a roundabout, or climbing frame in a playground invites a certain kind of interaction.</text:p>
      <text:p text:style-name="Text_20_body">Thus in the design of this study</text:p>
      <text:list text:style-name="L32">
        <text:list-item>
          <text:p text:style-name="P37">template affordences,</text:p>
        </text:list-item>
        <text:list-item>
          <text:p text:style-name="P37">GDP menu as affordences</text:p>
        </text:list-item>
      </text:list>
      <text:p text:style-name="First_20_paragraph">Other affordances of the design would encourage greater authorial (and relational agency), for example those designed to build user’s sense of belonging in the game making community.</text:p>
      <text:p text:style-name="Text_20_body">In this research, similar metaphors have emerged in the pedagogical and technical process surrounding the concept of playgrounds and gardens. In the previous section the use of a curated set of design patterns can be thought of as play areas or equipemtn inviting interaction.</text:p>
      <text:p text:style-name="P23">Games and play spaces</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text:p>
      <text:p text:style-name="Text_20_body">The concepts of affective space and magic circle as a way to encourage participants to improvise from a starting structure are of value to provide guidance to practitioners in the domain of informal digital design.</text:p>
      <text:p text:style-name="Text_20_body">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p text:style-name="P23">Freedom to fail</text:p>
      <text:p text:style-name="Text_20_body">The sandbox metaphor is used extensively in web development to indicate a safety in terms of non-critical space to trial new code and make mistakes.</text:p>
      <text:p text:style-name="P23">Freedom to adapt play and games</text:p>
      <text:p text:style-name="Text_20_body">While the play space evokes protection, there is still space for wilder behaviors to emerge as play is responsive and adaptive. In this study playtesting spaces are important as a means to allow learners to evolve their own processes as a form of authorial and transformational agency, albeit <text:soft-page-break/>within the suggested limitations.</text:p>
      <text:h text:style-name="Heading_20_3" text:outline-level="3"><text:bookmark-start text:name="a-complex-view-of-agency-and-repertoires-development-within-idiocultures-3rd-spaces"/>A complex view of agency and repertoires development within Idiocultures / 3rd spaces<text:bookmark-end text:name="a-complex-view-of-agency-and-repertoires-development-within-idiocultures-3rd-spaces"/></text:h>
      <text:p text:style-name="First_20_paragraph">In this section, instead of agency as a individualised property, agency is participation in a community.</text:p>
      <text:p text:style-name="Text_20_body">The conception of development of repertoires of practices is key to this interpretation.</text:p>
      <text:p text:style-name="Text_20_body">While development of relational agency is a part of the social and cultural aspects of repertoires development, this section moves beyond agency to explore issues of equity and diversity as concrete instances with the learning environment.</text:p>
      <text:p text:style-name="Text_20_body">As such, I draw on concrete examples in my research as a contribution to applied research in this promising field.</text:p>
      <text:h text:style-name="Heading_20_4" text:outline-level="4"><text:bookmark-start text:name="the-importance-of-identity-development-in-the-designs"/>The importance of identity development in the designs<text:bookmark-end text:name="the-importance-of-identity-development-in-the-designs"/></text:h>
      <text:p text:style-name="First_20_paragraph">The examples of the previous chapter, particularly in the cultural plane show the value and means of developing participant identities.</text:p>
      <text:p text:style-name="Text_20_body">This aligns with in 5D, Gutierrez, and extends the research in the area of non-formal exploration of tech by providing a guiding framework using design patterns.</text:p>
      <text:p text:style-name="Text_20_body">Example of alignment.</text:p>
      <text:p text:style-name="Text_20_body">Example of how extending with DPs as a framework could be fruitful, developing and synthesising last chapter arguments.</text:p>
      <text:h text:style-name="Heading_20_4" text:outline-level="4"><text:bookmark-start text:name="relational-agency-in-response-to-a-series-of-stimuli-participant-identity"/>Relational Agency in response to a series of stimuli participant identity<text:bookmark-end text:name="relational-agency-in-response-to-a-series-of-stimuli-participant-identity"/></text:h>
      <text:p text:style-name="First_20_paragraph">WHAT IS THE KEY POINT HERE?</text:p>
      <text:p text:style-name="Text_20_body">The use of GDPs helped the goal of x in y ways. One element of the repertoires. Beyond that… social missions? The style of making, the type.</text:p>
      <text:p text:style-name="P41">Gutierrez and Stone <text:reference-mark-start text:name="ZOTERO_ITEM CSL_CITATION {&quot;citationID&quot;:&quot;ajjhtgqo&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0DCpM77AHM"/><text:span text:style-name="T16">(Stone and Gutiérrez, 2007)</text:span><text:reference-mark-end text:name="ZOTERO_ITEM CSL_CITATION {&quot;citationID&quot;:&quot;ajjhtgqo&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0DCpM77AHM"/> underline the importance of “opportunities to transform learner identities needed for zones of competency” as something that can and should be designed into inclusive learning environments (focusing on goal development).</text:p>
      <text:p text:style-name="Text_20_body">Relational agency in developing expertise is shown in many of the vignettes.</text:p>
      <text:p text:style-name="Text_20_body">Edwards on relational agency via CHAT <text:reference-mark-start text:name="ZOTERO_ITEM CSL_CITATION {&quot;citationID&quot;:&quot;qnkjsurd&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VPsobqk2Wc"/>(Edwards, 2009)<text:reference-mark-end text:name="ZOTERO_ITEM CSL_CITATION {&quot;citationID&quot;:&quot;qnkjsurd&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VPsobqk2Wc"/></text:p>
      <text:p text:style-name="Text_20_body">Learner agency in the form of choice over the chosen activity is present not only in the dimensions of the difficulty and theme of the game features they wished to add, but also in their approach to undertaking it.</text:p>
      <text:p text:style-name="Text_20_body"><text:soft-page-break/><text:span text:style-name="T1">Recap on data on / exploration of maker types</text:span> Some approached objectives in a methodical manner, others socially and others embracing a playfully disruptive stance. Some decided to focus extensively on the creation and implementation of graphical assets and level design.</text:p>
      <text:p text:style-name="Text_20_body">Learners who had mastered the skills were asked by others for help, becoming domain experts, and thus providing additional affordances in the learning community and building an identify as specialist within it.</text:p>
      <text:p text:style-name="Text_20_body">While the use of social missions is not novel,</text:p>
      <text:p text:style-name="Text_20_body">My contribution is that using GDPs as a framework helps this process.</text:p>
      <text:h text:style-name="Heading_20_3" text:outline-level="3"><text:bookmark-start text:name="discussion-on-what-are-we-really-designing-for-here"/>Discussion on what are we really designing for here?<text:bookmark-end text:name="discussion-on-what-are-we-really-designing-for-here"/></text:h>
      <text:p text:style-name="First_20_paragraph">Emerging section.</text:p>
      <text:h text:style-name="Heading_20_4" text:outline-level="4"><text:bookmark-start text:name="returning-to-transformational-agency-here-and-how-it-different-from-conceptions-of-developing-repertoires-of-practice"/>Returning to transformational agency here and how it different from conceptions of developing repertoires of practice<text:bookmark-end text:name="returning-to-transformational-agency-here-and-how-it-different-from-conceptions-of-developing-repertoires-of-practice"/></text:h>
      <text:p text:style-name="P2">How can we best conceive agency here?</text:p>
      <text:p text:style-name="Text_20_body">How structural and permanent does transformational agency needs to be before it becomes transformational compared to a more blended view of emerging repertoires of practice.</text:p>
      <text:p text:style-name="Text_20_body">Conceptions of AT are evolving including a 4th generation which responds to increasingly rapid and evolving situations. See https://www.tandfonline.com/doi/full/10.1080/10749039.2020.1806328#d1e455</text:p>
      <text:h text:style-name="Heading_20_5" text:outline-level="5"><text:bookmark-start text:name="examining-complexity-using-identity-formation-and-specialisation"/>Examining complexity using identity formation and specialisation<text:bookmark-end text:name="examining-complexity-using-identity-formation-and-specialisation"/></text:h>
      <text:p text:style-name="First_20_paragraph">It is of value to examine specialisation as a form of agency and identity formation using different lenses.</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Or, perhaps more accurately here as a movement between activity systems, to be incorporated as a repertoire.</text:p>
      <text:p text:style-name="Text_20_body">These repertoires become public, and are in part socially motivated, via the process of playtesting.</text:p>
      <text:p text:style-name="Text_20_body">Thus the specialisation becomes a kind of relational agency for the learning environment as a whole. It exists as a form of identity within an individuals repertoire and for others to draw on as an affordence of the learning system.</text:p>
      <text:h text:style-name="Heading_20_4" text:outline-level="4"><text:bookmark-start text:name="for-transformational-agency-fluidity-of-practice-of-participants-for-characteristics-of-an-emerging-inclusive-ideoculture"/><text:soft-page-break/>for Transformational agency, fluidity of practice of participants for characteristics of an emerging inclusive, ideoculture<text:bookmark-end text:name="for-transformational-agency-fluidity-of-practice-of-participants-for-characteristics-of-an-emerging-inclusive-ideoculture"/></text:h>
      <text:p text:style-name="First_20_paragraph">What is the end goal that I have been designing for?</text:p>
      <text:p text:style-name="Text_20_body">Am I designing for agency, varied forms of agency in individuals</text:p>
      <text:p text:style-name="Text_20_body">Or is that missing the point, is the overall environment what should be designed for?</text:p>
      <text:p text:style-name="Text_20_body">What is my contribution to research based on this questions. Are there different things I am suggesting?</text:p>
      <text:p text:style-name="Text_20_body">My end goal is a creative, emerging, inclusive ideoculture, and the use of GDPs here is one means to achieve it. NOT the only one.</text:p>
      <text:p text:style-name="P23">Is it Fluency?</text:p>
      <text:p text:style-name="Text_20_body">Is it jamming? A sense of flow?</text:p>
      <text:p text:style-name="Text_20_body">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text:p>
      <text:p text:style-name="Text_20_body">Hence the next section. An attempt a synthesis.</text:p>
      <text:h text:style-name="Heading_20_2" text:outline-level="2"><text:bookmark-start text:name="part-three-synthesis-in-relation-to-issues-of-inclusive-pedagogy-udl-umc-moe-pbl."/>Part Three : Synthesis in relation to Issues of inclusive pedagogy UDL, UMC, MOE, PBL.<text:bookmark-end text:name="part-three-synthesis-in-relation-to-issues-of-inclusive-pedagogy-udl-umc-moe-pbl."/></text:h>
      <text:list text:style-name="L33">
        <text:list-item>
          <text:p text:style-name="P38">Synthesis of characteristics; step based / template, Germ cell GDPs, playtesting as medium for develoment of idioculture,</text:p>
        </text:list-item>
        <text:list-item>
          <text:p text:style-name="P38">Final analysis with UMC, UDL, MOE - bring complexity here - perhaps bring the metaphors here instead.</text:p>
        </text:list-item>
        <text:list-item>
          <text:p text:style-name="P38">Celebrate the process of bricolage in this research.</text:p>
        </text:list-item>
      </text:list>
      <text:h text:style-name="Heading_20_3" text:outline-level="3"><text:bookmark-start text:name="the-interaction-of-flexible-deign-practices-the-collection-of-game-design-patterns-stepwise-scaffolding-of-learning-environments-and-new-understandings-of-agency."/>The interaction of flexible deign practices, the collection of Game Design Patterns, stepwise scaffolding of learning environments and new understandings of agency.<text:bookmark-end text:name="the-interaction-of-flexible-deign-practices-the-collection-of-game-design-patterns-stepwise-scaffolding-of-learning-environments-and-new-understandings-of-agency."/></text:h>
      <text:p text:style-name="First_20_paragraph">In the previous chapter we explored the use of GDPs as a possible response to the challenges to project work and the lack of domain specific frameworks. The nature of the framework provided by game play design patterns has been be explored through the lens of agency.</text:p>
      <text:p text:style-name="Text_20_body">This section synthesises the learning design with such interpretations.</text:p>
      <text:p text:style-name="Text_20_body">And then progresses to recap the potential of this synthesis of these process, framed in other writing as a 3M approach.</text:p>
      <text:p text:style-name="Text_20_body">Finally it links the the outputs with the research process in terms of the impact of DBR and formative intervention approaches.</text:p>
      <text:h text:style-name="Heading_20_4" text:outline-level="4"><text:bookmark-start text:name="summary-of-observations-contributions-of-novel-aspect-of-the-learning-design-perhaps-merge-with-below"/><text:soft-page-break/>Summary of observations contributions of novel aspect of the learning design (PERHAPS MERGE WITH BELOW)<text:bookmark-end text:name="summary-of-observations-contributions-of-novel-aspect-of-the-learning-design-perhaps-merge-with-below"/></text:h>
      <text:p text:style-name="First_20_paragraph">While the base structuring of the starting template drew on concepts of UMC and half-baked game design, the use of a menu of GDPs to scaffold the modify and create stage is a novel approach.</text:p>
      <text:p text:style-name="Text_20_body">The potential of this innovation is significant in scope. Firstly, the surfacing of GDPs as a germ cell concept, facilitated the developmetn of in different “stepped” progressively graded project briefs which build one upon the other as a flexible scaffold (HOW?), in a way which helps address the tension between freedom of choice of learner pathway, and expression of interest within a manageable technical structure (with relevant supporting documentation).</text:p>
      <text:p text:style-name="Text_20_body">This alignment with a rhizomatic approach within a structure has been explored in this thesis using a metaphor of a harbour in terms of the conceptualisation of the design from a facilitator / designers point of view. The habour walls represent the restrictive decisions in terms of the genre of end product, and simplifications in code structures participants must understand or create to make progress.</text:p>
      <text:p text:style-name="Text_20_body">From a participants’ perspective I liken their experience to the process of jamming an informal musical practice.</text:p>
      <text:p text:style-name="Text_20_body">While The value of playtesting as a practice is surfaced either explicitly in professional game making</text:p>
      <text:p text:style-name="Text_20_body">Other sections of this research The use of social missions to support the variety of development.</text:p>
      <text:h text:style-name="Heading_20_4" text:outline-level="4"><text:bookmark-start text:name="synthesis-of-characteristics-and-analysis-in-relation-to-what-they-contribute-to-existing-frameworks"/>Synthesis of Characteristics and Analysis in relation to what they contribute to existing frameworks<text:bookmark-end text:name="synthesis-of-characteristics-and-analysis-in-relation-to-what-they-contribute-to-existing-frameworks"/></text:h>
      <text:list text:style-name="L34">
        <text:list-item>
          <text:p text:style-name="P39">The role of authenticity and the impact on agency</text:p>
        </text:list-item>
      </text:list>
      <text:p text:style-name="First_20_paragraph">These varied forms of documentation, and their varied adoption and propagation represent different approaches to scaffolding the process of becoming familiar with and then modifying to the code in often increasingly ambitious ways inline with the stages and ethos of a</text:p>
      <text:list text:style-name="L35">
        <text:list-item>
          <text:p text:style-name="P40">UDL / PBL</text:p>
        </text:list-item>
      </text:list>
      <text:p text:style-name="First_20_paragraph">Key characteristics of structuring support around quick start activities and a subsequent menu of GDPs which align with existing research include:</text:p>
      <text:p text:style-name="Text_20_body">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h text:style-name="Heading_20_3" text:outline-level="3"><text:bookmark-start text:name="addressing-the-nature-of-my-contribution-to-research-landscape"/><text:soft-page-break/>Addressing the nature of my contribution to research landscape<text:bookmark-end text:name="addressing-the-nature-of-my-contribution-to-research-landscape"/></text:h>
      <text:p text:style-name="First_20_paragraph">The section above outlined contributions to the research landscape intersecting with the development of the learning design of the study.</text:p>
      <text:p text:style-name="Text_20_body">A critique could be leveled against this contribution that the alignment with existing pedagogical frameworks suggests a more minimal contribution: representing a kind of <text:span text:style-name="T3">tinkering around the edges</text:span> of existing work.</text:p>
      <text:p text:style-name="Text_20_body">While I hope the framing of the previous section of the novel positioning of those concepts within new context addresses this concern, the challenging of such an interpretation is also an important motivational concern of this work.</text:p>
      <text:p text:style-name="Text_20_body">In line with a tradition of other researchers, this work celebrates the creative value of a bricolage approach [], or in other words a “re-mediatation” of the existing forms of pedagogies.</text:p>
      <text:p text:style-name="Text_20_body">It is from the concrete, practical, collaborative struggle of how to jointly make a game making community and to build fluency in the process of making games that this research emerges. And as such the concrete, responsive, re-assembling of existing pedagogies and elements of the learning activity systems is a integral tactic here aligned with a recent socio-cultural concerns.</text:p>
      <text:p text:style-name="P41"><text:span text:style-name="T3">This shift from </text:span>“<text:span text:style-name="T3">fixing</text:span>”<text:span text:style-name="T3"> the individual to re-mediating and transforming the functional system is key to reimagining new forms of learning and doing science that are tied to the imaginings of new futures, trajectories, and identities (Gutierrez, Morales, &amp; Martinez, 2009) </text:span><text:reference-mark-start text:name="ZOTERO_ITEM CSL_CITATION {&quot;citationID&quot;:&quot;grweirwq&quot;,&quot;properties&quot;:{&quot;formattedCitation&quot;:&quot;(Guti\\uc0\\u233{}rrez et al., 2009)&quot;,&quot;plainCitation&quot;:&quot;(Gutiérrez et al., 2009)&quot;,&quot;noteIndex&quot;:0},&quot;citationItems&quot;:[{&quot;id&quot;:10035,&quot;uris&quot;:[&quot;http://zotero.org/users/1913249/items/4NABRSUM&quot;],&quot;itemData&quot;:{&quot;id&quot;:10035,&quot;type&quot;:&quot;article-journal&quot;,&quot;container-title&quot;:&quot;Review of Research in Education&quot;,&quot;DOI&quot;:&quot;10.3102/0091732X08328267&quot;,&quot;ISSN&quot;:&quot;0091-732X, 1935-1038&quot;,&quot;issue&quot;:&quot;1&quot;,&quot;journalAbbreviation&quot;:&quot;Review of Research in Education&quot;,&quot;language&quot;:&quot;en&quot;,&quot;license&quot;:&quot;https://journals.sagepub.com/page/policies/text-and-data-mining-license&quot;,&quot;page&quot;:&quot;212-245&quot;,&quot;source&quot;:&quot;DOI.org (Crossref)&quot;,&quot;title&quot;:&quot;Re-mediating Literacy: Culture, Difference, and Learning for Students From Nondominant Communities&quot;,&quot;title-short&quot;:&quot;Re-mediating Literacy&quot;,&quot;URL&quot;:&quot;https://journals.sagepub.com/doi/10.3102/0091732X08328267&quot;,&quot;volume&quot;:&quot;33&quot;,&quot;author&quot;:[{&quot;family&quot;:&quot;Gutiérrez&quot;,&quot;given&quot;:&quot;Kris D.&quot;},{&quot;family&quot;:&quot;Morales&quot;,&quot;given&quot;:&quot;P. Zitlali&quot;},{&quot;family&quot;:&quot;Martinez&quot;,&quot;given&quot;:&quot;Danny C.&quot;}],&quot;accessed&quot;:{&quot;date-parts&quot;:[[&quot;2025&quot;,1,17]]},&quot;issued&quot;:{&quot;date-parts&quot;:[[&quot;2009&quot;,3]]},&quot;citation-key&quot;:&quot;gutierrez_re-mediating_2009-2&quot;},&quot;prefix&quot;:&quot;&quot;,&quot;suffix&quot;:&quot;&quot;}],&quot;schema&quot;:&quot;https://github.com/citation-style-language/schema/raw/master/csl-citation.json&quot;} RNDjMyQJou61I"/><text:span text:style-name="T11">(Guti</text:span><text:span text:style-name="T13">érrez et al., 2009)</text:span><text:reference-mark-end text:name="ZOTERO_ITEM CSL_CITATION {&quot;citationID&quot;:&quot;grweirwq&quot;,&quot;properties&quot;:{&quot;formattedCitation&quot;:&quot;(Guti\\uc0\\u233{}rrez et al., 2009)&quot;,&quot;plainCitation&quot;:&quot;(Gutiérrez et al., 2009)&quot;,&quot;noteIndex&quot;:0},&quot;citationItems&quot;:[{&quot;id&quot;:10035,&quot;uris&quot;:[&quot;http://zotero.org/users/1913249/items/4NABRSUM&quot;],&quot;itemData&quot;:{&quot;id&quot;:10035,&quot;type&quot;:&quot;article-journal&quot;,&quot;container-title&quot;:&quot;Review of Research in Education&quot;,&quot;DOI&quot;:&quot;10.3102/0091732X08328267&quot;,&quot;ISSN&quot;:&quot;0091-732X, 1935-1038&quot;,&quot;issue&quot;:&quot;1&quot;,&quot;journalAbbreviation&quot;:&quot;Review of Research in Education&quot;,&quot;language&quot;:&quot;en&quot;,&quot;license&quot;:&quot;https://journals.sagepub.com/page/policies/text-and-data-mining-license&quot;,&quot;page&quot;:&quot;212-245&quot;,&quot;source&quot;:&quot;DOI.org (Crossref)&quot;,&quot;title&quot;:&quot;Re-mediating Literacy: Culture, Difference, and Learning for Students From Nondominant Communities&quot;,&quot;title-short&quot;:&quot;Re-mediating Literacy&quot;,&quot;URL&quot;:&quot;https://journals.sagepub.com/doi/10.3102/0091732X08328267&quot;,&quot;volume&quot;:&quot;33&quot;,&quot;author&quot;:[{&quot;family&quot;:&quot;Gutiérrez&quot;,&quot;given&quot;:&quot;Kris D.&quot;},{&quot;family&quot;:&quot;Morales&quot;,&quot;given&quot;:&quot;P. Zitlali&quot;},{&quot;family&quot;:&quot;Martinez&quot;,&quot;given&quot;:&quot;Danny C.&quot;}],&quot;accessed&quot;:{&quot;date-parts&quot;:[[&quot;2025&quot;,1,17]]},&quot;issued&quot;:{&quot;date-parts&quot;:[[&quot;2009&quot;,3]]},&quot;citation-key&quot;:&quot;gutierrez_re-mediating_2009-2&quot;},&quot;prefix&quot;:&quot;&quot;,&quot;suffix&quot;:&quot;&quot;}],&quot;schema&quot;:&quot;https://github.com/citation-style-language/schema/raw/master/csl-citation.json&quot;} RNDjMyQJou61I"/><text:span text:style-name="T3"> in (</text:span><text:span text:style-name="T4">gutierrezpossibilities2015-1?</text:span><text:span text:style-name="T3">)</text:span></text:p>
      <text:p text:style-name="Text_20_body">However it is of value to explore how transferrable these findings are to other contexts of learning, and other genres of digital making, or beyond to other project based approaches.</text:p>
      <text:h text:style-name="Heading_20_4" text:outline-level="4"><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P2">How broadly can the principles be applied?</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text:p text:style-name="P23">Complexity of the findings and emerging pedagogy</text:p>
      <text:p text:style-name="Text_20_body">Beyond practical aspects of dissemination, a further challenge associated with the overall goal of bringing a complex, flexible, learner-driven pedagogy to bear, is addressed by Kynigos , in articulating the limitation of updake of ideas surrounding Microworlds.</text:p>
      <text:p text:style-name="Text_20_body">There are a lot of moving parts in the final pedagogy and while I have put in work to address foundational aspects using relatable metaphors, the target audience in terms of coding <text:soft-page-break/>enviroment designers, represents challenges in terms of complexity.</text:p>
      <text:p text:style-name="Text_20_body">I do brand it , and provide useful contributions in concrete instances of work</text:p>
      <text:h text:style-name="Heading_20_4" text:outline-level="4"><text:bookmark-start text:name="playground-sandbox"/>Playground / Sandbox<text:bookmark-end text:name="playground-sandbox"/></text:h>
      <text:h text:style-name="Heading_20_2" text:outline-level="2"><text:bookmark-start text:name="conclusion"/>Conclusion<text:bookmark-end text:name="conclusion"/></text:h>
      <text:p text:style-name="P2">Wrapping up in narrative?</text:p>
      <text:p text:style-name="Text_20_body">In AT terminology, this chapter has in a general sense returned to the concrete (see Marx / Blunden).</text:p>
      <text:p text:style-name="Text_20_body">Chapter four outlined a design narrative where tools were chosen and adapted by myself and Participants in response to local context. Chapter five explored the emerging organisational unit of GDPs, and how they were used as meditational strategies.</text:p>
      <text:p text:style-name="Text_20_body">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text:p>
      <text:p text:style-name="Text_20_body">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p text:style-name="Text_20_body"/>
      <text:section text:style-name="Sect1" text:name="ZOTERO_BIBL {&quot;uncited&quot;:[],&quot;omitted&quot;:[],&quot;custom&quot;:[]} CSL_BIBLIOGRAPHY RND7Fvrq5IB5p">
        <text:p text:style-name="Bibliography_20_1">Aagaard, T., Bueie, A. and Hjukse, H. (2022) ‘Teacher educator in a digital age: A study of transformative agency.’ <text:span text:style-name="T2">Nordic Journal of Digital Literacy</text:span>, 17(1) pp. 31–45.</text:p>
        <text:p text:style-name="Bibliography_20_1">Barendregt, W., Bekker, T., Börjesson, P., Eriksson, E., Vasalou, A. and Torgersson, O. (2018) ‘Intermediate-level knowledge in child-computer interaction.’ <text:span text:style-name="T2">In</text:span> <text:span text:style-name="T2">Proceedings of the 17th ACM Conference on Interaction Design and Children</text:span>. Trondheim Norway: ACM, pp. 699–704.</text:p>
        <text:p text:style-name="Bibliography_20_1">Barron, B. J. S., Schwartz, D. L., Vye, N. J., Moore, A., Petrosino, A., Zech, L. and Bransford, J. D. (1998) ‘Doing With Understanding: Lessons From Research on Problem- and Project-Based Learning.’ <text:span text:style-name="T2">Journal of the Learning Sciences</text:span>, 7(3–4) pp. 271–311.</text:p>
        <text:p text:style-name="Bibliography_20_1">DiGiacomo, D. K. and Gutiérrez, K. D. (2016) ‘Relational Equity as a Design Tool Within Making and Tinkering Activities.’ <text:span text:style-name="T2">Mind, Culture, and Activity</text:span>, 23(2) pp. 141–153.</text:p>
        <text:p text:style-name="Bibliography_20_1"><text:soft-page-break/>Edwards, A. (2009) ‘From the systemic to the relational: Relational agency and activity theory.’ <text:span text:style-name="T2">Learning and expanding with activity theory</text:span> pp. 197–211.</text:p>
        <text:p text:style-name="Bibliography_20_1">Engeström, Y. (2006) ‘Development, movement and agency: Breaking away into mycorrhizae activities.’ <text:span text:style-name="T2">Building activity theory in practice: Toward the next generation</text:span>, 1 pp. 1–43.</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Fullerton, T. (2018) <text:span text:style-name="T2">Game Design Workshop: A Playcentric Approach to Creating Innovative Games, Fourth Edition</text:span>. 4 edition, Boca Raton: A K Peters/CRC Press.</text:p>
        <text:p text:style-name="Bibliography_20_1">Gutiérrez, K. D., Becker, B. L. C., Espinoza, M. L., Cortes, K. L., Cortez, A., Lizárraga, J. R., Rivero, E., Villegas, K. and Yin, P. (2019) ‘Youth as historical actors in the production of possible futures.’ <text:span text:style-name="T2">Mind, Culture, and Activity</text:span>, 26(4) pp. 291–308.</text:p>
        <text:p text:style-name="Bibliography_20_1">Gutiérrez, K. D., Morales, P. Z. and Martinez, D. C. (2009) ‘Re-mediating Literacy: Culture, Difference, and Learning for Students From Nondominant Communities.’ <text:span text:style-name="T2">Review of Research in Education</text:span>, 33(1) pp. 212–245.</text:p>
        <text:p text:style-name="Bibliography_20_1">Haapasaari, A., Engeström, Y. and Kerosuo, H. (2016) ‘The emergence of learners’ transformative agency in a Change Laboratory intervention.’ <text:span text:style-name="T2">Journal of Education and Work</text:span>, 29(2) pp. 232–262.</text:p>
        <text:p text:style-name="Bibliography_20_1">Hagge, J. (2018) ‘Coding to Create: A Subtext of Decisions as Early Adolescents Design Digital Media.’ <text:span text:style-name="T2">Technology, Knowledge and Learning</text:span>, 23(2) pp. 247–271.</text:p>
        <text:p text:style-name="Bibliography_20_1">Höök, K. and Löwgren, J. (2012) ‘Strong concepts: Intermediate-level knowledge in interaction design research.’ <text:span text:style-name="T2">ACM Transactions on Computer-Human Interaction</text:span>, 19(3) pp. 1–18.</text:p>
        <text:p text:style-name="Bibliography_20_1">Hopwood, N. (2022) ‘Agency in cultural-historical activity theory: strengthening commitment to social transformation.’ <text:span text:style-name="T2">Mind, Culture, and Activity</text:span>. Routledge, 29(2) pp. 108–122.</text:p>
        <text:p text:style-name="Bibliography_20_1">Hwang, Y., Das, A., Waite, J. and Sentance, S. (2023) ‘Using a Sociological Lens to Investigate Computing Teachers’ Culturally Responsive Classroom Practices.’ <text:span text:style-name="T2">In</text:span> <text:span text:style-name="T2">Proceedings of the 2023 ACM Conference on International Computing Education Research V.1</text:span>. Chicago IL USA: ACM, pp. 206–221.</text:p>
        <text:p text:style-name="Bibliography_20_1">Isaac, G., Barma, S. and Romero, M. (2022) ‘Cultural historical activity theory, double stimulation, and conflicts of motives in education science: Where have we been? (2012-2021).’ <text:span text:style-name="T2">Revue internationale du CRIRES : innover dans la tradition de Vygotsky</text:span>, 5(2) pp. 86–94.</text:p>
        <text:p text:style-name="Bibliography_20_1">Kynigos, C. and Grizioti, M. (2020) ‘Modifying games with ChoiCo: Integrated affordances and engineered bugs for computational thinking.’ <text:span text:style-name="T2">British Journal of Educational Technology</text:span>, 51(6) <text:soft-page-break/>pp. 2252–2267.</text:p>
        <text:p text:style-name="Bibliography_20_1">Matusov, E., von Duyke, K. and Kayumova, S. (2016) ‘Mapping Concepts of Agency in Educational Contexts.’ <text:span text:style-name="T2">Integrative Psychological and Behavioral Science</text:span>, 50(3) pp. 420–446.</text:p>
        <text:p text:style-name="Bibliography_20_1">Muller, O., Haberman, B. and Averbuch, H. (2004) ‘(An almost) pedagogical pattern for pattern-based problem-solving instruction.’ <text:span text:style-name="T2">ACM SIGCSE Bulletin</text:span>, 36(3) pp. 102–106.</text:p>
        <text:p text:style-name="Bibliography_20_1">Papert, S. and Turkle, S. (1990) ‘Epistemological Pluralism and the Revaluation of the Concrete.’ <text:span text:style-name="T2">Signs</text:span>, 16(1).</text:p>
        <text:p text:style-name="Bibliography_20_1">Pogue, D. (2017) ‘User Manuals Are Mostly Gone--Which Is Both Good and Bad.’ <text:span text:style-name="T2">Scientific American</text:span>.</text:p>
        <text:p text:style-name="Bibliography_20_1">Resnick, M. (2020) ‘The Seeds That Seymour Sowed.’ Medium. 16th October. [Online] [Accessed on 25th February 2025] https://mres.medium.com/the-seeds-that-seymour-sowed-c2860379617b.</text:p>
        <text:p text:style-name="Bibliography_20_1">Rogoff, B. (2003) <text:span text:style-name="T2">The cultural nature of human development</text:span>. Oxford [UK] ;a New York: Oxford University Press.</text:p>
        <text:p text:style-name="Bibliography_20_1">Sannino, A. (2011) ‘Activity theory as an activist and interventionist theory.’ <text:span text:style-name="T2">Theory &amp; Psychology</text:span>, 21(5) pp. 571–597.</text:p>
        <text:p text:style-name="Bibliography_20_1">Sannino, A., Engeström, Y. and Lemos, M. (2016) ‘Formative Interventions for Expansive Learning and Transformative Agency.’ <text:span text:style-name="T2">Journal of the Learning Sciences</text:span>, 25(4) pp. 599–633.</text:p>
        <text:p text:style-name="Bibliography_20_1">Sentance, S., Waite, J. and Kallia, M. (2019) ‘Teaching computer programming with PRIMM: a sociocultural perspective.’ <text:span text:style-name="T2">Computer Science Education</text:span>. Routledge, 29(2–3) pp. 136–176.</text:p>
        <text:p text:style-name="Bibliography_20_1">Stone, L. D. and Gutiérrez, K. D. (2007) ‘Problem articulation and the processes of assistance: An activity theoretic view of mediation in game play.’ <text:span text:style-name="T2">International Journal of Educational Research</text:span>, 46(1–2) pp. 43–56.</text:p>
        <text:p text:style-name="Bibliography_20_1">Waite, J., Curzon, P., Marsh, W. and Sentance, S. (2016) ‘Abstraction and common classroom activities.’ <text:span text:style-name="T2">In</text:span> <text:span text:style-name="T2">Proceedings of the 11th Workshop in Primary and Secondary Computing Education on ZZZ - WiPSCE ’16</text:span>. M&amp;#252;nster, Germany: ACM Press, pp. 112–113.</text:p>
        <text:p text:style-name="Bibliography_20_1">Waite, J. L., Curzon, P., Marsh, W., Sentance, S. and Hadwen-Bennett, A. (2018) ‘Abstraction in action: K-5 teachers’ uses of levels of abstraction, particularly the design level, in teaching programming.’ <text:span text:style-name="T2">International Journal of Computer Science Education in Schools</text:span>, 2(1) pp. 14–40.</text:p>
        <text:p text:style-name="Bibliography_20_1">Waite, J. and Sentance, S. (2021) ‘Teaching programming in schools: A review of approaches and strategies.’</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3-01T07:29:10Z</meta:creation-date>
    <dc:date>2025-03-01T07:30:35.399742324</dc:date>
    <meta:editing-duration>PT34S</meta:editing-duration>
    <meta:editing-cycles>1</meta:editing-cycles>
    <meta:document-statistic meta:table-count="0" meta:image-count="0" meta:object-count="0" meta:page-count="26" meta:paragraph-count="419" meta:word-count="9546" meta:character-count="61485" meta:non-whitespace-character-count="52482"/>
    <meta:user-defined meta:name="ZOTERO_PREF_1">&lt;data data-version="3" zotero-version="7.0.13"&gt;&lt;session id="sTs1wcZw"/&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